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7 — NAT, Masquerading, and Port Forwarding</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Build routers, gateways, and reverse proxies with firewalld. Understand SNAT (masquerading) and DNAT (port forwarding) at a kernel level, configure them via firewall-cmd, and understand the StrictForwardPorts option that controls how container-published ports interact with your NAT configuration.</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Build routers, gateways, and reverse proxies with firewalld.</text:span></text:p>
            <text:p text:style-name="psObj"><text:span text:style-name="tsObj">▸  Understand SNAT (masquerading) and DNAT (port forwarding) at a kernel level, configure them via firewall-cmd, and understand the StrictForwardPorts option that controls how container-published ports interact with your NAT configuration.</text:span></text:p>
          </draw:text-box>
        </draw:frame>
        <presentation:notes>
          <draw:frame draw:style-name="gsFrame" svg:x="2cm" svg:y="14cm" svg:width="29cm" svg:height="10cm" presentation:class="notes">
            <draw:text-box>
              <text:p text:style-name="psCode"><text:span text:style-name="tsDiag">Build routers, gateways, and reverse proxies with firewalld. Understand SNAT (masquerading) and DNAT (port forwarding) at a kernel level, configure them via firewall-cmd, and understand the StrictForwardPorts option that controls how container-published ports interact with your NAT configuration.</text:span></text:p>
            </draw:text-box>
          </draw:frame>
        </presentation:notes>
      </draw:page>
      <draw:page draw:style-name="dpNormal" draw:master-page-name="RHELDark">
        <draw:frame draw:style-name="gsFrame" svg:x="1cm" svg:y="0.4cm" svg:width="31.87cm" svg:height="2.2cm">
          <draw:text-box>
            <text:p text:style-name="psTitle"><text:span text:style-name="tsH1">1. NAT Fundamentals</text:span></text:p>
          </draw:text-box>
        </draw:frame>
        <draw:frame draw:style-name="gsFrame" svg:x="1cm" svg:y="2.9cm" svg:width="31.87cm" svg:height="15.5cm">
          <draw:text-box>
            <text:p text:style-name="psBullet"><text:span text:style-name="tsBullet">Network Address Translation (NAT) modifies IP packet headers as they pass through a router or gateway. There are two primary types:</text:span></text:p>
            <text:p text:style-name="psBullet"><text:span text:style-name="tsBullet">◆ SNAT — Source NAT (Masquerading)</text:span></text:p>
            <text:p text:style-name="psBullet"><text:span text:style-name="tsBullet">Rewrites the source address of packets as they leave a network. Used when many internal hosts share a single external IP address (the classic home router scenario).</text:span></text:p>
            <text:p text:style-name="psBullet"><text:span text:style-name="tsBullet">◆ Internal host (10.0.0.5:49234) sends packet Gateway (10.0.0.1/203.0.113.1)</text:span></text:p>
            <text:p text:style-name="psBullet"><text:span text:style-name="tsBullet">◆ Source NAT: 10.0.0.5 → 203.0.113.1</text:span></text:p>
            <text:p text:style-name="psBullet"><text:span text:style-name="tsBullet">◆ Internet server (198.51.100.1:80)</text:span></text:p>
            <text:p text:style-name="psBullet"><text:span text:style-name="tsBullet">◆ sees: source=203.0.113.1:49234</text:span></text:p>
            <text:p text:style-name="psBullet"><text:span text:style-name="tsBullet">When the reply comes back (destination=203.0.113.1:49234), the gateway uses its NAT table to translate back: destination → 10.0.0.5:49234.</text:span></text:p>
          </draw:text-box>
        </draw:frame>
        <presentation:notes>
          <draw:frame draw:style-name="gsFrame" svg:x="2cm" svg:y="14cm" svg:width="29cm" svg:height="10cm" presentation:class="notes">
            <draw:text-box>
              <text:p text:style-name="psCode"><text:span text:style-name="tsDiag">Masquerading is a special form of SNAT where the source address is automatically set to the outgoing interface's IP address — useful when the interface has a dynamic IP (DHCP).</text:span></text:p>
              <text:p text:style-name="psCode"><text:span text:style-name="tsDiag">◆ DNAT — Destination NAT (Port Forwarding)</text:span></text:p>
              <text:p text:style-name="psCode"><text:span text:style-name="tsDiag">Rewrites the destination address of incoming packets. Used to redirect external traffic to an internal host.</text:span></text:p>
              <text:p text:style-name="psCode"><text:span text:style-name="tsDiag">  ◆ Internet client (1.2.3.4:12345) Gateway (203.0.113.1:80)</text:span></text:p>
              <text:p text:style-name="psCode"><text:span text:style-name="tsDiag">  ◆ Destination NAT: 203.0.113.1:80 → 10.0.0.100:8080</text:span></text:p>
              <text:p text:style-name="psCode"><text:span text:style-name="tsDiag">  ◆ Internal web server (10.0.0.100:8080)</text:span></text:p>
              <text:p text:style-name="psCode"><text:span text:style-name="tsDiag">The internal server never sees the original destination (203.0.113.1) — it sees 10.0.0.100:8080 as the destination. The gateway maintains the mapping to translate replies back.</text:span></text:p>
              <text:p text:style-name="psCode"><text:span text:style-name="tsDiag"> </text:span></text:p>
              <text:p text:style-name="psCode"><text:span text:style-name="tsDiag">**Network Address Translation (NAT)** modifies IP packet headers as they pass</text:span></text:p>
              <text:p text:style-name="psCode"><text:span text:style-name="tsDiag">through a router or gateway. There are two primary types:</text:span></text:p>
              <text:p text:style-name="psCode"><text:span text:style-name="tsDiag"> </text:span></text:p>
              <text:p text:style-name="psCode"><text:span text:style-name="tsDiag">### SNAT — Source NAT (Masquerading)</text:span></text:p>
              <text:p text:style-name="psCode"><text:span text:style-name="tsDiag"> </text:span></text:p>
              <text:p text:style-name="psCode"><text:span text:style-name="tsDiag">Rewrites the **source address** of packets as they leave a network. Used when</text:span></text:p>
              <text:p text:style-name="psCode"><text:span text:style-name="tsDiag">many internal hosts share a single external IP address (the classic home router</text:span></text:p>
              <text:p text:style-name="psCode"><text:span text:style-name="tsDiag">scenario).</text:span></text:p>
              <text:p text:style-name="psCode"><text:span text:style-name="tsDiag"> </text:span></text:p>
              <text:p text:style-name="psCode"><text:span text:style-name="tsDiag">Internal host (10.0.0.5:49234) ──sends packet──► Gateway (10.0.0.1/203.0.113.1)</text:span></text:p>
              <text:p text:style-name="psCode"><text:span text:style-name="tsDiag">                                                    │</text:span></text:p>
              <text:p text:style-name="psCode"><text:span text:style-name="tsDiag">                                                    │ Source NAT: 10.0.0.5 → 203.0.113.1</text:span></text:p>
              <text:p text:style-name="psCode"><text:span text:style-name="tsDiag">                                                    │</text:span></text:p>
              <text:p text:style-name="psCode"><text:span text:style-name="tsDiag">                                                    ▼</text:span></text:p>
              <text:p text:style-name="psCode"><text:span text:style-name="tsDiag">                                                Internet server (198.51.100.1:80)</text:span></text:p>
              <text:p text:style-name="psCode"><text:span text:style-name="tsDiag">                                                sees: source=203.0.113.1:49234</text:span></text:p>
              <text:p text:style-name="psCode"><text:span text:style-name="tsDiag"> </text:span></text:p>
              <text:p text:style-name="psCode"><text:span text:style-name="tsDiag">When the reply comes back (destination=203.0.113.1:49234), the gateway uses</text:span></text:p>
              <text:p text:style-name="psCode"><text:span text:style-name="tsDiag">its NAT table to translate back: destination → 10.0.0.5:49234.</text:span></text:p>
              <text:p text:style-name="psCode"><text:span text:style-name="tsDiag"> </text:span></text:p>
              <text:p text:style-name="psCode"><text:span text:style-name="tsDiag">**Masquerading** is a special form of SNAT where the source address is</text:span></text:p>
              <text:p text:style-name="psCode"><text:span text:style-name="tsDiag">automatically set to the outgoing interface's IP address — useful when the</text:span></text:p>
              <text:p text:style-name="psCode"><text:span text:style-name="tsDiag">interface has a dynamic IP (DHCP).</text:span></text:p>
              <text:p text:style-name="psCode"><text:span text:style-name="tsDiag"> </text:span></text:p>
              <text:p text:style-name="psCode"><text:span text:style-name="tsDiag">### DNAT — Destination NAT (Port Forwarding)</text:span></text:p>
              <text:p text:style-name="psCode"><text:span text:style-name="tsDiag"> </text:span></text:p>
              <text:p text:style-name="psCode"><text:span text:style-name="tsDiag">Rewrites the **destination address** of incoming packets. Used to redirect</text:span></text:p>
              <text:p text:style-name="psCode"><text:span text:style-name="tsDiag">external traffic to an internal host.</text:span></text:p>
              <text:p text:style-name="psCode"><text:span text:style-name="tsDiag"> </text:span></text:p>
              <text:p text:style-name="psCode"><text:span text:style-name="tsDiag">Internet client (1.2.3.4:12345) ──► Gateway (203.0.113.1:80)</text:span></text:p>
              <text:p text:style-name="psCode"><text:span text:style-name="tsDiag">                                        │</text:span></text:p>
              <text:p text:style-name="psCode"><text:span text:style-name="tsDiag">                                        │ Destination NAT: 203.0.113.1:80 → 10.0.0.100:8080</text:span></text:p>
              <text:p text:style-name="psCode"><text:span text:style-name="tsDiag">                                        │</text:span></text:p>
              <text:p text:style-name="psCode"><text:span text:style-name="tsDiag">                                        ▼</text:span></text:p>
              <text:p text:style-name="psCode"><text:span text:style-name="tsDiag">                                    Internal web server (10.0.0.100:8080)</text:span></text:p>
              <text:p text:style-name="psCode"><text:span text:style-name="tsDiag"> </text:span></text:p>
              <text:p text:style-name="psCode"><text:span text:style-name="tsDiag">The internal server never sees the original destination (203.0.113.1) — it</text:span></text:p>
              <text:p text:style-name="psCode"><text:span text:style-name="tsDiag">sees 10.0.0.100:8080 as the destination. The gateway maintains the mapping</text:span></text:p>
              <text:p text:style-name="psCode"><text:span text:style-name="tsDiag">to translate replies back.</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2. IP Forwarding — The Kernel Prerequisite</text:span></text:p>
          </draw:text-box>
        </draw:frame>
        <draw:frame draw:style-name="gsFrame" svg:x="1cm" svg:y="2.9cm" svg:width="31.87cm" svg:height="15.5cm">
          <draw:text-box>
            <text:p text:style-name="psBullet"><text:span text:style-name="tsBullet">For a Linux host to act as a router/gateway, the kernel must be configured to forward packets between interfaces. By default, Linux does NOT forward packets.</text:span></text:p>
            <text:p text:style-name="psBullet"><text:span text:style-name="tsBullet">◆ Enabling IP forwarding</text:span></text:p>
            <text:p text:style-name="psBullet"><text:span text:style-name="tsBullet">💡 📝 NOTE — firewalld and IP forwarding When you enable masquerading or add forward-port rules, firewalld does NOT automatically enable IP forwarding at the kernel level. You must enable it separately. This is by design — firewalld manages the firewall; kernel parameters are outside its scope.</text:span></text:p>
            <text:p text:style-name="psBullet"><text:span text:style-name="tsBullet">💡 Exception: Some older firewalld versions would write sysctl settings. On RHEL 10, always set IP forwarding explicitly.</text:span></text:p>
          </draw:text-box>
        </draw:frame>
        <presentation:notes>
          <draw:frame draw:style-name="gsFrame" svg:x="2cm" svg:y="14cm" svg:width="29cm" svg:height="10cm" presentation:class="notes">
            <draw:text-box>
              <text:p text:style-name="psCode"><text:span text:style-name="tsDiag">For a Linux host to act as a router/gateway, the kernel must be configured to</text:span></text:p>
              <text:p text:style-name="psCode"><text:span text:style-name="tsDiag">forward packets between interfaces. By default, Linux does NOT forward packets.</text:span></text:p>
              <text:p text:style-name="psCode"><text:span text:style-name="tsDiag"> </text:span></text:p>
              <text:p text:style-name="psCode"><text:span text:style-name="tsDiag">### Enabling IP forwarding</text:span></text:p>
              <text:p text:style-name="psCode"><text:span text:style-name="tsDiag"> </text:span></text:p>
              <text:p text:style-name="psCode"><text:span text:style-name="tsDiag">```bash</text:span></text:p>
              <text:p text:style-name="psCode"><text:span text:style-name="tsDiag">sysctl net.ipv4.ip_forward</text:span></text:p>
              <text:p text:style-name="psCode"><text:span text:style-name="tsDiag">sysctl net.ipv6.conf.all.forwarding</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sysctl -w net.ipv6.conf.all.forwarding=1</text:span></text:p>
              <text:p text:style-name="psCode"><text:span text:style-name="tsDiag"> </text:span></text:p>
              <text:p text:style-name="psCode"><text:span text:style-name="tsDiag">cat &gt; /etc/sysctl.d/99-forwarding.conf &lt;&lt; 'EOF'</text:span></text:p>
              <text:p text:style-name="psCode"><text:span text:style-name="tsDiag">net.ipv4.ip_forward = 1</text:span></text:p>
              <text:p text:style-name="psCode"><text:span text:style-name="tsDiag">net.ipv6.conf.all.forwarding = 1</text:span></text:p>
              <text:p text:style-name="psCode"><text:span text:style-name="tsDiag">EOF</text:span></text:p>
              <text:p text:style-name="psCode"><text:span text:style-name="tsDiag">sysctl --system  # Apply without reboot</text:span></text:p>
              <text:p text:style-name="psCode"><text:span text:style-name="tsDiag">```</text:span></text:p>
              <text:p text:style-name="psCode"><text:span text:style-name="tsDiag"> </text:span></text:p>
              <text:p text:style-name="psCode"><text:span text:style-name="tsDiag">&gt; **📝 NOTE — firewalld and IP forwarding**</text:span></text:p>
              <text:p text:style-name="psCode"><text:span text:style-name="tsDiag">&gt; When you enable masquerading or add forward-port rules, firewalld does NOT</text:span></text:p>
              <text:p text:style-name="psCode"><text:span text:style-name="tsDiag">&gt; automatically enable IP forwarding at the kernel level. You must enable it</text:span></text:p>
              <text:p text:style-name="psCode"><text:span text:style-name="tsDiag">&gt; separately. This is by design — firewalld manages the firewall; kernel</text:span></text:p>
              <text:p text:style-name="psCode"><text:span text:style-name="tsDiag">&gt; parameters are outside its scope.</text:span></text:p>
              <text:p text:style-name="psCode"><text:span text:style-name="tsDiag">&gt;</text:span></text:p>
              <text:p text:style-name="psCode"><text:span text:style-name="tsDiag">&gt; Exception: Some older firewalld versions would write sysctl settings. On</text:span></text:p>
              <text:p text:style-name="psCode"><text:span text:style-name="tsDiag">&gt; RHEL 10, always set IP forwarding explicit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2. IP Forwarding — The Kernel Prerequisite — BASH</text:span></text:p>
          </draw:text-box>
        </draw:frame>
        <draw:frame draw:style-name="gsCode" svg:x="1cm" svg:y="3.3cm" svg:width="31.87cm" svg:height="15.2cm">
          <draw:text-box>
            <text:p text:style-name="psCode"><text:span text:style-name="tsCodeDyn_11_A8FF60_DejaVuSansMono">sysctl net.ipv4.ip_forward</text:span><text:line-break/><text:span text:style-name="tsCodeDyn_11_A8FF60_DejaVuSansMono">sysctl net.ipv6.conf.all.forwarding</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sysctl -w net.ipv6.conf.all.forwarding=1</text:span><text:line-break/><text:span text:style-name="tsCodeDyn_11_A8FF60_DejaVuSansMono"> </text:span><text:line-break/><text:span text:style-name="tsCodeDyn_11_A8FF60_DejaVuSansMono">cat &gt; /etc/sysctl.d/99-forwarding.conf &lt;&lt; 'EOF'</text:span><text:line-break/><text:span text:style-name="tsCodeDyn_11_A8FF60_DejaVuSansMono">net.ipv4.ip_forward = 1</text:span><text:line-break/><text:span text:style-name="tsCodeDyn_11_A8FF60_DejaVuSansMono">net.ipv6.conf.all.forwarding = 1</text:span><text:line-break/><text:span text:style-name="tsCodeDyn_11_A8FF60_DejaVuSansMono">EOF</text:span><text:line-break/><text:span text:style-name="tsCodeDyn_11_A8FF60_DejaVuSansMono">sysctl --system  # Apply without reboot</text:span></text:p>
          </draw:text-box>
        </draw:frame>
        <presentation:notes>
          <draw:frame draw:style-name="gsFrame" svg:x="2cm" svg:y="14cm" svg:width="29cm" svg:height="10cm" presentation:class="notes">
            <draw:text-box>
              <text:p text:style-name="psCode"><text:span text:style-name="tsDiag">sysctl net.ipv4.ip_forward</text:span></text:p>
              <text:p text:style-name="psCode"><text:span text:style-name="tsDiag">sysctl net.ipv6.conf.all.forwarding</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sysctl -w net.ipv6.conf.all.forwarding=1</text:span></text:p>
              <text:p text:style-name="psCode"><text:span text:style-name="tsDiag"> </text:span></text:p>
              <text:p text:style-name="psCode"><text:span text:style-name="tsDiag">cat &gt; /etc/sysctl.d/99-forwarding.conf &lt;&lt; 'EOF'</text:span></text:p>
              <text:p text:style-name="psCode"><text:span text:style-name="tsDiag">net.ipv4.ip_forward = 1</text:span></text:p>
              <text:p text:style-name="psCode"><text:span text:style-name="tsDiag">net.ipv6.conf.all.forwarding = 1</text:span></text:p>
              <text:p text:style-name="psCode"><text:span text:style-name="tsDiag">EOF</text:span></text:p>
              <text:p text:style-name="psCode"><text:span text:style-name="tsDiag">sysctl --system  # Apply without reboot</text:span></text:p>
            </draw:text-box>
          </draw:frame>
        </presentation:notes>
      </draw:page>
      <draw:page draw:style-name="dpNormal" draw:master-page-name="RHELDark">
        <draw:frame draw:style-name="gsFrame" svg:x="1cm" svg:y="0.4cm" svg:width="31.87cm" svg:height="2.2cm">
          <draw:text-box>
            <text:p text:style-name="psTitle"><text:span text:style-name="tsH1">3. Masquerading (SNAT)</text:span></text:p>
          </draw:text-box>
        </draw:frame>
        <draw:frame draw:style-name="gsFrame" svg:x="1cm" svg:y="2.9cm" svg:width="31.87cm" svg:height="15.5cm">
          <draw:text-box>
            <text:p text:style-name="psBullet"><text:span text:style-name="tsBullet">◆ Enabling masquerading on a zone</text:span></text:p>
            <text:p text:style-name="psBullet"><text:span text:style-name="tsBullet">💡 📝 NOTE — external zone has masquerade enabled by default The external predefined zone ships with masquerade already enabled. You only need to explicitly add masquerade if you're using a custom zone or a different predefined zone for your WAN interface.</text:span></text:p>
            <text:p text:style-name="psBullet"><text:span text:style-name="tsBullet">◆ Masquerade on a policy (preferred for RHEL 10)</text:span></text:p>
            <text:p text:style-name="psBullet"><text:span text:style-name="tsBullet">◆ How masquerade works with conntrack</text:span></text:p>
            <text:p text:style-name="psBullet"><text:span text:style-name="tsBullet">When a masqueraded packet leaves the gateway:</text:span></text:p>
            <text:p text:style-name="psBullet"><text:span text:style-name="tsBullet">→ The kernel records the original source IP:port in the conntrack table</text:span></text:p>
            <text:p text:style-name="psBullet"><text:span text:style-name="tsBullet">→ The source IP is rewritten to the outgoing interface IP</text:span></text:p>
            <text:p text:style-name="psBullet"><text:span text:style-name="tsBullet">→ When the reply arrives, conntrack finds the original mapping</text:span></text:p>
          </draw:text-box>
        </draw:frame>
        <presentation:notes>
          <draw:frame draw:style-name="gsFrame" svg:x="2cm" svg:y="14cm" svg:width="29cm" svg:height="10cm" presentation:class="notes">
            <draw:text-box>
              <text:p text:style-name="psCode"><text:span text:style-name="tsDiag">→ The destination IP is rewritten back to the original internal host</text:span></text:p>
              <text:p text:style-name="psCode"><text:span text:style-name="tsDiag">→ The packet is forwarded to the internal host</text:span></text:p>
              <text:p text:style-name="psCode"><text:span text:style-name="tsDiag">This entire process is transparent to both the internal host and the external server. The conntrack table entry expires after the connection closes.</text:span></text:p>
              <text:p text:style-name="psCode"><text:span text:style-name="tsDiag"> </text:span></text:p>
              <text:p text:style-name="psCode"><text:span text:style-name="tsDiag">### Enabling masquerading on a zone</text:span></text:p>
              <text:p text:style-name="psCode"><text:span text:style-name="tsDiag"> </text:span></text:p>
              <text:p text:style-name="psCode"><text:span text:style-name="tsDiag">```bash</text:span></text:p>
              <text:p text:style-name="psCode"><text:span text:style-name="tsDiag">firewall-cmd --permanent --zone=external --add-masquerade</text:span></text:p>
              <text:p text:style-name="psCode"><text:span text:style-name="tsDiag"> </text:span></text:p>
              <text:p text:style-name="psCode"><text:span text:style-name="tsDiag">firewall-cmd --zone=external --query-masquerade</text:span></text:p>
              <text:p text:style-name="psCode"><text:span text:style-name="tsDiag"> </text:span></text:p>
              <text:p text:style-name="psCode"><text:span text:style-name="tsDiag">firewall-cmd --permanent --zone=external --remove-masquerade</text:span></text:p>
              <text:p text:style-name="psCode"><text:span text:style-name="tsDiag">```</text:span></text:p>
              <text:p text:style-name="psCode"><text:span text:style-name="tsDiag"> </text:span></text:p>
              <text:p text:style-name="psCode"><text:span text:style-name="tsDiag">&gt; **📝 NOTE — external zone has masquerade enabled by default**</text:span></text:p>
              <text:p text:style-name="psCode"><text:span text:style-name="tsDiag">&gt; The `external` predefined zone ships with masquerade already enabled. You</text:span></text:p>
              <text:p text:style-name="psCode"><text:span text:style-name="tsDiag">&gt; only need to explicitly add masquerade if you're using a custom zone or a</text:span></text:p>
              <text:p text:style-name="psCode"><text:span text:style-name="tsDiag">&gt; different predefined zone for your WAN interface.</text:span></text:p>
              <text:p text:style-name="psCode"><text:span text:style-name="tsDiag"> </text:span></text:p>
              <text:p text:style-name="psCode"><text:span text:style-name="tsDiag">### Masquerade on a policy (preferred for RHEL 10)</text:span></text:p>
              <text:p text:style-name="psCode"><text:span text:style-name="tsDiag"> </text:span></text:p>
              <text:p text:style-name="psCode"><text:span text:style-name="tsDiag">```bash</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 </text:span></text:p>
              <text:p text:style-name="psCode"><text:span text:style-name="tsDiag">firewall-cmd --policy int_to_ext --query-masquerade</text:span></text:p>
              <text:p text:style-name="psCode"><text:span text:style-name="tsDiag">```</text:span></text:p>
              <text:p text:style-name="psCode"><text:span text:style-name="tsDiag"> </text:span></text:p>
              <text:p text:style-name="psCode"><text:span text:style-name="tsDiag">### How masquerade works with conntrack</text:span></text:p>
              <text:p text:style-name="psCode"><text:span text:style-name="tsDiag"> </text:span></text:p>
              <text:p text:style-name="psCode"><text:span text:style-name="tsDiag">When a masqueraded packet leaves the gateway:</text:span></text:p>
              <text:p text:style-name="psCode"><text:span text:style-name="tsDiag">1. The kernel records the original source IP:port in the conntrack table</text:span></text:p>
              <text:p text:style-name="psCode"><text:span text:style-name="tsDiag">2. The source IP is rewritten to the outgoing interface IP</text:span></text:p>
              <text:p text:style-name="psCode"><text:span text:style-name="tsDiag">3. When the reply arrives, conntrack finds the original mapping</text:span></text:p>
              <text:p text:style-name="psCode"><text:span text:style-name="tsDiag">4. The destination IP is rewritten back to the original internal host</text:span></text:p>
              <text:p text:style-name="psCode"><text:span text:style-name="tsDiag">5. The packet is forwarded to the internal host</text:span></text:p>
              <text:p text:style-name="psCode"><text:span text:style-name="tsDiag"> </text:span></text:p>
              <text:p text:style-name="psCode"><text:span text:style-name="tsDiag">This entire process is transparent to both the internal host and the external</text:span></text:p>
              <text:p text:style-name="psCode"><text:span text:style-name="tsDiag">server. The conntrack table entry expires after the connection clos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Masquerading (SNAT) — BASH</text:span></text:p>
          </draw:text-box>
        </draw:frame>
        <draw:frame draw:style-name="gsCode" svg:x="1cm" svg:y="3.3cm" svg:width="31.87cm" svg:height="15.2cm">
          <draw:text-box>
            <text:p text:style-name="psCode"><text:span text:style-name="tsCodeDyn_11_A8FF60_DejaVuSansMono">firewall-cmd --permanent --zone=external --add-masquerade</text:span><text:line-break/><text:span text:style-name="tsCodeDyn_11_A8FF60_DejaVuSansMono"> </text:span><text:line-break/><text:span text:style-name="tsCodeDyn_11_A8FF60_DejaVuSansMono">firewall-cmd --zone=external --query-masquerade</text:span><text:line-break/><text:span text:style-name="tsCodeDyn_11_A8FF60_DejaVuSansMono"> </text:span><text:line-break/><text:span text:style-name="tsCodeDyn_11_A8FF60_DejaVuSansMono">firewall-cmd --permanent --zone=external --remove-masquerade</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firewall-cmd --reload</text:span><text:line-break/><text:span text:style-name="tsCodeDyn_11_A8FF60_DejaVuSansMono"> </text:span><text:line-break/><text:span text:style-name="tsCodeDyn_11_A8FF60_DejaVuSansMono">firewall-cmd --policy int_to_ext --query-masquerade</text:span></text:p>
          </draw:text-box>
        </draw:frame>
        <presentation:notes>
          <draw:frame draw:style-name="gsFrame" svg:x="2cm" svg:y="14cm" svg:width="29cm" svg:height="10cm" presentation:class="notes">
            <draw:text-box>
              <text:p text:style-name="psCode"><text:span text:style-name="tsDiag">firewall-cmd --permanent --zone=external --add-masquerade</text:span></text:p>
              <text:p text:style-name="psCode"><text:span text:style-name="tsDiag"> </text:span></text:p>
              <text:p text:style-name="psCode"><text:span text:style-name="tsDiag">firewall-cmd --zone=external --query-masquerade</text:span></text:p>
              <text:p text:style-name="psCode"><text:span text:style-name="tsDiag"> </text:span></text:p>
              <text:p text:style-name="psCode"><text:span text:style-name="tsDiag">firewall-cmd --permanent --zone=external --remove-masquerad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firewall-cmd --reload</text:span></text:p>
              <text:p text:style-name="psCode"><text:span text:style-name="tsDiag"> </text:span></text:p>
              <text:p text:style-name="psCode"><text:span text:style-name="tsDiag">firewall-cmd --policy int_to_ext --query-masquerade</text:span></text:p>
            </draw:text-box>
          </draw:frame>
        </presentation:notes>
      </draw:page>
      <draw:page draw:style-name="dpNormal" draw:master-page-name="RHELDark">
        <draw:frame draw:style-name="gsFrame" svg:x="1cm" svg:y="0.4cm" svg:width="31.87cm" svg:height="2.2cm">
          <draw:text-box>
            <text:p text:style-name="psTitle"><text:span text:style-name="tsH1">4. Port Forwarding (DNAT)</text:span></text:p>
          </draw:text-box>
        </draw:frame>
        <draw:frame draw:style-name="gsFrame" svg:x="1cm" svg:y="2.9cm" svg:width="31.87cm" svg:height="15.5cm">
          <draw:text-box>
            <text:p text:style-name="psBullet"><text:span text:style-name="tsBullet">◆ Basic syntax</text:span></text:p>
            <text:p text:style-name="psBullet"><text:span text:style-name="tsBullet">Breaking down the syntax:</text:span></text:p>
            <text:p text:style-name="psBullet"><text:span text:style-name="tsBullet">• port=80 — external port to listen on</text:span></text:p>
            <text:p text:style-name="psBullet"><text:span text:style-name="tsBullet">• proto=tcp — protocol (tcp or udp)</text:span></text:p>
            <text:p text:style-name="psBullet"><text:span text:style-name="tsBullet">• toport=8080 — destination port on the target host</text:span></text:p>
            <text:p text:style-name="psBullet"><text:span text:style-name="tsBullet">• toaddr=192.168.1.100 — destination host IP (omit for local redirect)</text:span></text:p>
            <text:p text:style-name="psBullet"><text:span text:style-name="tsBullet">◆ Types of port forwarding</text:span></text:p>
            <text:p text:style-name="psBullet"><text:span text:style-name="tsBullet">Type 1: Redirect to different port on SAME host</text:span></text:p>
          </draw:text-box>
        </draw:frame>
        <presentation:notes>
          <draw:frame draw:style-name="gsFrame" svg:x="2cm" svg:y="14cm" svg:width="29cm" svg:height="10cm" presentation:class="notes">
            <draw:text-box>
              <text:p text:style-name="psCode"><text:span text:style-name="tsDiag">Type 2: Forward to a different internal host</text:span></text:p>
              <text:p text:style-name="psCode"><text:span text:style-name="tsDiag">Type 3: Forward to a different internal host AND different port</text:span></text:p>
              <text:p text:style-name="psCode"><text:span text:style-name="tsDiag">Type 4: Forward a port range</text:span></text:p>
              <text:p text:style-name="psCode"><text:span text:style-name="tsDiag">◆ Listing and removing forward ports</text:span></text:p>
              <text:p text:style-name="psCode"><text:span text:style-name="tsDiag">◆ Port forwarding and hairpin NAT</text:span></text:p>
              <text:p text:style-name="psCode"><text:span text:style-name="tsDiag">When an internal host tries to reach an external IP that's forwarded back to an internal host, this is called hairpin NAT (or NAT loopback). It requires masquerade to be enabled on the internal zone for the reply to reach the originator correctly.</text:span></text:p>
              <text:p text:style-name="psCode"><text:span text:style-name="tsDiag">This is a common source of confusion: "port forwarding works from outside but not from inside." If this happens, enable masquerade on the internal zone or policy.</text:span></text:p>
              <text:p text:style-name="psCode"><text:span text:style-name="tsDiag"> </text:span></text:p>
              <text:p text:style-name="psCode"><text:span text:style-name="tsDiag">### Basic syntax</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80:proto=tcp:toport=8080:toaddr=192.168.1.100</text:span></text:p>
              <text:p text:style-name="psCode"><text:span text:style-name="tsDiag">```</text:span></text:p>
              <text:p text:style-name="psCode"><text:span text:style-name="tsDiag"> </text:span></text:p>
              <text:p text:style-name="psCode"><text:span text:style-name="tsDiag">Breaking down the syntax:</text:span></text:p>
              <text:p text:style-name="psCode"><text:span text:style-name="tsDiag">- `port=80` — external port to listen on</text:span></text:p>
              <text:p text:style-name="psCode"><text:span text:style-name="tsDiag">- `proto=tcp` — protocol (tcp or udp)</text:span></text:p>
              <text:p text:style-name="psCode"><text:span text:style-name="tsDiag">- `toport=8080` — destination port on the target host</text:span></text:p>
              <text:p text:style-name="psCode"><text:span text:style-name="tsDiag">- `toaddr=192.168.1.100` — destination host IP (omit for local redirect)</text:span></text:p>
              <text:p text:style-name="psCode"><text:span text:style-name="tsDiag"> </text:span></text:p>
              <text:p text:style-name="psCode"><text:span text:style-name="tsDiag">### Types of port forwarding</text:span></text:p>
              <text:p text:style-name="psCode"><text:span text:style-name="tsDiag"> </text:span></text:p>
              <text:p text:style-name="psCode"><text:span text:style-name="tsDiag">**Type 1: Redirect to different port on SAME host**</text:span></text:p>
              <text:p text:style-name="psCode"><text:span text:style-name="tsDiag"> </text:span></text:p>
              <text:p text:style-name="psCode"><text:span text:style-name="tsDiag">```bash</text:span></text:p>
              <text:p text:style-name="psCode"><text:span text:style-name="tsDiag">firewall-cmd --permanent --zone=public \</text:span></text:p>
              <text:p text:style-name="psCode"><text:span text:style-name="tsDiag">  --add-forward-port=port=80:proto=tcp:toport=8080</text:span></text:p>
              <text:p text:style-name="psCode"><text:span text:style-name="tsDiag">```</text:span></text:p>
              <text:p text:style-name="psCode"><text:span text:style-name="tsDiag"> </text:span></text:p>
              <text:p text:style-name="psCode"><text:span text:style-name="tsDiag">**Type 2: Forward to a different internal host**</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2222:proto=tcp:toport=22:toaddr=192.168.1.50</text:span></text:p>
              <text:p text:style-name="psCode"><text:span text:style-name="tsDiag">```</text:span></text:p>
              <text:p text:style-name="psCode"><text:span text:style-name="tsDiag"> </text:span></text:p>
              <text:p text:style-name="psCode"><text:span text:style-name="tsDiag">**Type 3: Forward to a different internal host AND different port**</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443:proto=tcp:toport=8443:toaddr=192.168.1.100</text:span></text:p>
              <text:p text:style-name="psCode"><text:span text:style-name="tsDiag">```</text:span></text:p>
              <text:p text:style-name="psCode"><text:span text:style-name="tsDiag"> </text:span></text:p>
              <text:p text:style-name="psCode"><text:span text:style-name="tsDiag">**Type 4: Forward a port range**</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5000-5010:proto=tcp:toport=5000-5010:toaddr=192.168.1.100</text:span></text:p>
              <text:p text:style-name="psCode"><text:span text:style-name="tsDiag">```</text:span></text:p>
              <text:p text:style-name="psCode"><text:span text:style-name="tsDiag"> </text:span></text:p>
              <text:p text:style-name="psCode"><text:span text:style-name="tsDiag">### Listing and removing forward ports</text:span></text:p>
              <text:p text:style-name="psCode"><text:span text:style-name="tsDiag"> </text:span></text:p>
              <text:p text:style-name="psCode"><text:span text:style-name="tsDiag">```bash</text:span></text:p>
              <text:p text:style-name="psCode"><text:span text:style-name="tsDiag">firewall-cmd --zone=external --list-forward-ports</text:span></text:p>
              <text:p text:style-name="psCode"><text:span text:style-name="tsDiag"> </text:span></text:p>
              <text:p text:style-name="psCode"><text:span text:style-name="tsDiag">firewall-cmd --permanent --zone=external \</text:span></text:p>
              <text:p text:style-name="psCode"><text:span text:style-name="tsDiag">  --remove-forward-port=port=80:proto=tcp:toport=8080:toaddr=192.168.1.100</text:span></text:p>
              <text:p text:style-name="psCode"><text:span text:style-name="tsDiag">```</text:span></text:p>
              <text:p text:style-name="psCode"><text:span text:style-name="tsDiag"> </text:span></text:p>
              <text:p text:style-name="psCode"><text:span text:style-name="tsDiag">### Port forwarding and hairpin NAT</text:span></text:p>
              <text:p text:style-name="psCode"><text:span text:style-name="tsDiag"> </text:span></text:p>
              <text:p text:style-name="psCode"><text:span text:style-name="tsDiag">When an internal host tries to reach an external IP that's forwarded back to</text:span></text:p>
              <text:p text:style-name="psCode"><text:span text:style-name="tsDiag">an internal host, this is called **hairpin NAT** (or NAT loopback). It requires</text:span></text:p>
              <text:p text:style-name="psCode"><text:span text:style-name="tsDiag">masquerade to be enabled on the internal zone for the reply to reach the</text:span></text:p>
              <text:p text:style-name="psCode"><text:span text:style-name="tsDiag">originator correctly.</text:span></text:p>
              <text:p text:style-name="psCode"><text:span text:style-name="tsDiag"> </text:span></text:p>
              <text:p text:style-name="psCode"><text:span text:style-name="tsDiag">This is a common source of confusion: "port forwarding works from outside but</text:span></text:p>
              <text:p text:style-name="psCode"><text:span text:style-name="tsDiag">not from inside." If this happens, enable masquerade on the internal zone or</text:span></text:p>
              <text:p text:style-name="psCode"><text:span text:style-name="tsDiag">polic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Port Forwarding (DNAT) — BASH</text:span></text:p>
          </draw:text-box>
        </draw:frame>
        <draw:frame draw:style-name="gsCode" svg:x="1cm" svg:y="3.3cm" svg:width="31.87cm" svg:height="15.2cm">
          <draw:text-box>
            <text:p text:style-name="psCode"><text:span text:style-name="tsCodeDyn_11_A8FF60_DejaVuSansMono">firewall-cmd --permanent --zone=external \</text:span><text:line-break/><text:span text:style-name="tsCodeDyn_11_A8FF60_DejaVuSansMono">  --add-forward-port=port=80:proto=tcp:toport=8080:toaddr=192.168.1.100</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proto=tcp:toport=808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2222:proto=tcp:toport=22:toaddr=192.168.1.5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443:proto=tcp:toport=8443:toaddr=192.168.1.100</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5000-5010:proto=tcp:toport=5000-5010:toaddr=192.168.1.100</text:span><text:line-break/><text:span text:style-name="tsCodeDyn_11_A8FF60_DejaVuSansMono"> </text:span><text:line-break/><text:span text:style-name="tsCodeDyn_11_A8FF60_DejaVuSansMono">firewall-cmd --zone=external --list-forward-ports</text:span><text:line-break/><text:span text:style-name="tsCodeDyn_11_A8FF60_DejaVuSansMono"> </text:span><text:line-break/><text:span text:style-name="tsCodeDyn_11_A8FF60_DejaVuSansMono">firewall-cmd --permanent --zone=external \</text:span><text:line-break/><text:span text:style-name="tsCodeDyn_11_A8FF60_DejaVuSansMono">  --remove-forward-port=port=80:proto=tcp:toport=8080:toaddr=192.168.1.100</text:span></text:p>
          </draw:text-box>
        </draw:frame>
        <presentation:notes>
          <draw:frame draw:style-name="gsFrame" svg:x="2cm" svg:y="14cm" svg:width="29cm" svg:height="10cm" presentation:class="notes">
            <draw:text-box>
              <text:p text:style-name="psCode"><text:span text:style-name="tsDiag">firewall-cmd --permanent --zone=external \</text:span></text:p>
              <text:p text:style-name="psCode"><text:span text:style-name="tsDiag">  --add-forward-port=port=80:proto=tcp:toport=8080:toaddr=192.168.1.100</text:span></text:p>
              <text:p text:style-name="psCode"><text:span text:style-name="tsDiag"> </text:span></text:p>
              <text:p text:style-name="psCode"><text:span text:style-name="tsDiag">firewall-cmd --permanent --zone=public \</text:span></text:p>
              <text:p text:style-name="psCode"><text:span text:style-name="tsDiag">  --add-forward-port=port=80:proto=tcp:toport=8080</text:span></text:p>
              <text:p text:style-name="psCode"><text:span text:style-name="tsDiag"> </text:span></text:p>
              <text:p text:style-name="psCode"><text:span text:style-name="tsDiag">firewall-cmd --permanent --zone=external \</text:span></text:p>
              <text:p text:style-name="psCode"><text:span text:style-name="tsDiag">  --add-forward-port=port=2222:proto=tcp:toport=22:toaddr=192.168.1.50</text:span></text:p>
              <text:p text:style-name="psCode"><text:span text:style-name="tsDiag"> </text:span></text:p>
              <text:p text:style-name="psCode"><text:span text:style-name="tsDiag">firewall-cmd --permanent --zone=external \</text:span></text:p>
              <text:p text:style-name="psCode"><text:span text:style-name="tsDiag">  --add-forward-port=port=443:proto=tcp:toport=8443:toaddr=192.168.1.100</text:span></text:p>
              <text:p text:style-name="psCode"><text:span text:style-name="tsDiag"> </text:span></text:p>
              <text:p text:style-name="psCode"><text:span text:style-name="tsDiag">firewall-cmd --permanent --zone=external \</text:span></text:p>
              <text:p text:style-name="psCode"><text:span text:style-name="tsDiag">  --add-forward-port=port=5000-5010:proto=tcp:toport=5000-5010:toaddr=192.168.1.100</text:span></text:p>
              <text:p text:style-name="psCode"><text:span text:style-name="tsDiag"> </text:span></text:p>
              <text:p text:style-name="psCode"><text:span text:style-name="tsDiag">firewall-cmd --zone=external --list-forward-ports</text:span></text:p>
              <text:p text:style-name="psCode"><text:span text:style-name="tsDiag"> </text:span></text:p>
              <text:p text:style-name="psCode"><text:span text:style-name="tsDiag">firewall-cmd --permanent --zone=external \</text:span></text:p>
              <text:p text:style-name="psCode"><text:span text:style-name="tsDiag">  --remove-forward-port=port=80:proto=tcp:toport=8080:toaddr=192.168.1.100</text:span></text:p>
            </draw:text-box>
          </draw:frame>
        </presentation:notes>
      </draw:page>
      <draw:page draw:style-name="dpNormal" draw:master-page-name="RHELDark">
        <draw:frame draw:style-name="gsFrame" svg:x="1cm" svg:y="0.4cm" svg:width="31.87cm" svg:height="2.2cm">
          <draw:text-box>
            <text:p text:style-name="psTitle"><text:span text:style-name="tsH1">5. StrictForwardPorts</text:span></text:p>
          </draw:text-box>
        </draw:frame>
        <draw:frame draw:style-name="gsFrame" svg:x="1cm" svg:y="2.9cm" svg:width="31.87cm" svg:height="15.5cm">
          <draw:text-box>
            <text:p text:style-name="psBullet"><text:span text:style-name="tsBullet">StrictForwardPorts is a RHEL 10 / firewalld 2.x configuration option in /etc/firewalld/firewalld.conf that controls how container-published ports interact with firewalld's forwarding rules.</text:span></text:p>
            <text:p text:style-name="psBullet"><text:span text:style-name="tsBullet">◆ The problem it solves</text:span></text:p>
            <text:p text:style-name="psBullet"><text:span text:style-name="tsBullet">When Podman or Docker publishes a container port (-p 8080:80), the container runtime creates NAT rules in nftables (or iptables). These rules allow external traffic to reach the container regardless of what firewalld says.</text:span></text:p>
            <text:p text:style-name="psBullet"><text:span text:style-name="tsBullet">Without StrictForwardPorts, a container with -p 8080:80 is accessible even if firewalld has no rule allowing port 8080. The container runtime's rules bypass firewalld's zone policies.</text:span></text:p>
            <text:p text:style-name="psBullet"><text:span text:style-name="tsBullet">◆ StrictForwardPorts=no (default)</text:span></text:p>
            <text:p text:style-name="psBullet"><text:span text:style-name="tsBullet">Container-published ports work seamlessly. The container runtime adds DNAT rules and firewalld allows the forwarded traffic implicitly. This is convenient and is the default.</text:span></text:p>
            <text:p text:style-name="psBullet"><text:span text:style-name="tsBullet">◆ StrictForwardPorts=yes (strict mode)</text:span></text:p>
            <text:p text:style-name="psBullet"><text:span text:style-name="tsBullet">firewalld checks all forwarded traffic against its own forward-port rules. Container-published ports are NOT automatically allowed. You must explicitly add a forward-port rule for each published container port.</text:span></text:p>
          </draw:text-box>
        </draw:frame>
        <presentation:notes>
          <draw:frame draw:style-name="gsFrame" svg:x="2cm" svg:y="14cm" svg:width="29cm" svg:height="10cm" presentation:class="notes">
            <draw:text-box>
              <text:p text:style-name="psCode"><text:span text:style-name="tsDiag">◆ Enabling strict mode</text:span></text:p>
              <text:p text:style-name="psCode"><text:span text:style-name="tsDiag">Module 08 covers the full container integration story including how to use strict mode effectively.</text:span></text:p>
              <text:p text:style-name="psCode"><text:span text:style-name="tsDiag"> </text:span></text:p>
              <text:p text:style-name="psCode"><text:span text:style-name="tsDiag">`StrictForwardPorts` is a RHEL 10 / firewalld 2.x configuration option in</text:span></text:p>
              <text:p text:style-name="psCode"><text:span text:style-name="tsDiag">`/etc/firewalld/firewalld.conf` that controls how container-published ports</text:span></text:p>
              <text:p text:style-name="psCode"><text:span text:style-name="tsDiag">interact with firewalld's forwarding rules.</text:span></text:p>
              <text:p text:style-name="psCode"><text:span text:style-name="tsDiag"> </text:span></text:p>
              <text:p text:style-name="psCode"><text:span text:style-name="tsDiag">### The problem it solves</text:span></text:p>
              <text:p text:style-name="psCode"><text:span text:style-name="tsDiag"> </text:span></text:p>
              <text:p text:style-name="psCode"><text:span text:style-name="tsDiag">When Podman or Docker publishes a container port (`-p 8080:80`), the container</text:span></text:p>
              <text:p text:style-name="psCode"><text:span text:style-name="tsDiag">runtime creates NAT rules in nftables (or iptables). These rules allow external</text:span></text:p>
              <text:p text:style-name="psCode"><text:span text:style-name="tsDiag">traffic to reach the container regardless of what firewalld says.</text:span></text:p>
              <text:p text:style-name="psCode"><text:span text:style-name="tsDiag"> </text:span></text:p>
              <text:p text:style-name="psCode"><text:span text:style-name="tsDiag">Without `StrictForwardPorts`, a container with `-p 8080:80` is accessible</text:span></text:p>
              <text:p text:style-name="psCode"><text:span text:style-name="tsDiag">even if firewalld has no rule allowing port 8080. The container runtime's rules</text:span></text:p>
              <text:p text:style-name="psCode"><text:span text:style-name="tsDiag">bypass firewalld's zone policies.</text:span></text:p>
              <text:p text:style-name="psCode"><text:span text:style-name="tsDiag"> </text:span></text:p>
              <text:p text:style-name="psCode"><text:span text:style-name="tsDiag">### `StrictForwardPorts=no` (default)</text:span></text:p>
              <text:p text:style-name="psCode"><text:span text:style-name="tsDiag"> </text:span></text:p>
              <text:p text:style-name="psCode"><text:span text:style-name="tsDiag">Container-published ports work seamlessly. The container runtime adds DNAT</text:span></text:p>
              <text:p text:style-name="psCode"><text:span text:style-name="tsDiag">rules and firewalld allows the forwarded traffic implicitly. This is convenient</text:span></text:p>
              <text:p text:style-name="psCode"><text:span text:style-name="tsDiag">and is the default.</text:span></text:p>
              <text:p text:style-name="psCode"><text:span text:style-name="tsDiag"> </text:span></text:p>
              <text:p text:style-name="psCode"><text:span text:style-name="tsDiag">```</text:span></text:p>
              <text:p text:style-name="psCode"><text:span text:style-name="tsDiag">External client → port 8080 → firewalld zone rule (8080 not allowed)</text:span></text:p>
              <text:p text:style-name="psCode"><text:span text:style-name="tsDiag">                                     ↓ BUT</text:span></text:p>
              <text:p text:style-name="psCode"><text:span text:style-name="tsDiag">                            Container runtime DNAT rule → container:80</text:span></text:p>
              <text:p text:style-name="psCode"><text:span text:style-name="tsDiag">                            (bypasses firewalld zone check)</text:span></text:p>
              <text:p text:style-name="psCode"><text:span text:style-name="tsDiag">```</text:span></text:p>
              <text:p text:style-name="psCode"><text:span text:style-name="tsDiag"> </text:span></text:p>
              <text:p text:style-name="psCode"><text:span text:style-name="tsDiag">### `StrictForwardPorts=yes` (strict mode)</text:span></text:p>
              <text:p text:style-name="psCode"><text:span text:style-name="tsDiag"> </text:span></text:p>
              <text:p text:style-name="psCode"><text:span text:style-name="tsDiag">firewalld checks all forwarded traffic against its own forward-port rules.</text:span></text:p>
              <text:p text:style-name="psCode"><text:span text:style-name="tsDiag">Container-published ports are NOT automatically allowed. You must explicitly</text:span></text:p>
              <text:p text:style-name="psCode"><text:span text:style-name="tsDiag">add a forward-port rule for each published container port.</text:span></text:p>
              <text:p text:style-name="psCode"><text:span text:style-name="tsDiag"> </text:span></text:p>
              <text:p text:style-name="psCode"><text:span text:style-name="tsDiag">```</text:span></text:p>
              <text:p text:style-name="psCode"><text:span text:style-name="tsDiag">External client → port 8080 → firewalld zone rule (8080 not allowed)</text:span></text:p>
              <text:p text:style-name="psCode"><text:span text:style-name="tsDiag">                                     ↓</text:span></text:p>
              <text:p text:style-name="psCode"><text:span text:style-name="tsDiag">                              BLOCKED — no firewalld forward-port rule exists</text:span></text:p>
              <text:p text:style-name="psCode"><text:span text:style-name="tsDiag">                              (container runtime's DNAT rule is ignored)</text:span></text:p>
              <text:p text:style-name="psCode"><text:span text:style-name="tsDiag">```</text:span></text:p>
              <text:p text:style-name="psCode"><text:span text:style-name="tsDiag"> </text:span></text:p>
              <text:p text:style-name="psCode"><text:span text:style-name="tsDiag">### Enabling strict mode</text:span></text:p>
              <text:p text:style-name="psCode"><text:span text:style-name="tsDiag"> </text:span></text:p>
              <text:p text:style-name="psCode"><text:span text:style-name="tsDiag">```bash</text:span></text:p>
              <text:p text:style-name="psCode"><text:span text:style-name="tsDiag">sed -i 's/^StrictForwardPorts=.*/StrictForwardPorts=yes/'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Module 08 covers the full container integration story including how to use</text:span></text:p>
              <text:p text:style-name="psCode"><text:span text:style-name="tsDiag">strict mode effective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StrictForwardPorts — Code</text:span></text:p>
          </draw:text-box>
        </draw:frame>
        <draw:frame draw:style-name="gsCode" svg:x="1cm" svg:y="3.3cm" svg:width="31.87cm" svg:height="15.2cm">
          <draw:text-box>
            <text:p text:style-name="psCode"><text:span text:style-name="tsCodeDyn_11_A8FF60_DejaVuSansMono">External client → port 8080 → firewalld zone rule (8080 not allowed)</text:span><text:line-break/><text:span text:style-name="tsCodeDyn_11_A8FF60_DejaVuSansMono">                                     ↓ BUT</text:span><text:line-break/><text:span text:style-name="tsCodeDyn_11_A8FF60_DejaVuSansMono">                            Container runtime DNAT rule → container:80</text:span><text:line-break/><text:span text:style-name="tsCodeDyn_11_A8FF60_DejaVuSansMono">                            (bypasses firewalld zone check)</text:span><text:line-break/><text:span text:style-name="tsCodeDyn_11_A8FF60_DejaVuSansMono"> </text:span><text:line-break/><text:span text:style-name="tsCodeDyn_11_A8FF60_DejaVuSansMono">External client → port 8080 → firewalld zone rule (8080 not allowed)</text:span><text:line-break/><text:span text:style-name="tsCodeDyn_11_A8FF60_DejaVuSansMono">                                     ↓</text:span><text:line-break/><text:span text:style-name="tsCodeDyn_11_A8FF60_DejaVuSansMono">                              BLOCKED — no firewalld forward-port rule exists</text:span><text:line-break/><text:span text:style-name="tsCodeDyn_11_A8FF60_DejaVuSansMono">                              (container runtime's DNAT rule is ignored)</text:span></text:p>
          </draw:text-box>
        </draw:frame>
        <presentation:notes>
          <draw:frame draw:style-name="gsFrame" svg:x="2cm" svg:y="14cm" svg:width="29cm" svg:height="10cm" presentation:class="notes">
            <draw:text-box>
              <text:p text:style-name="psCode"><text:span text:style-name="tsDiag">External client → port 8080 → firewalld zone rule (8080 not allowed)</text:span></text:p>
              <text:p text:style-name="psCode"><text:span text:style-name="tsDiag">                                     ↓ BUT</text:span></text:p>
              <text:p text:style-name="psCode"><text:span text:style-name="tsDiag">                            Container runtime DNAT rule → container:80</text:span></text:p>
              <text:p text:style-name="psCode"><text:span text:style-name="tsDiag">                            (bypasses firewalld zone check)</text:span></text:p>
              <text:p text:style-name="psCode"><text:span text:style-name="tsDiag"> </text:span></text:p>
              <text:p text:style-name="psCode"><text:span text:style-name="tsDiag">External client → port 8080 → firewalld zone rule (8080 not allowed)</text:span></text:p>
              <text:p text:style-name="psCode"><text:span text:style-name="tsDiag">                                     ↓</text:span></text:p>
              <text:p text:style-name="psCode"><text:span text:style-name="tsDiag">                              BLOCKED — no firewalld forward-port rule exists</text:span></text:p>
              <text:p text:style-name="psCode"><text:span text:style-name="tsDiag">                              (container runtime's DNAT rule is ignored)</text:span></text:p>
            </draw:text-box>
          </draw:frame>
        </presentation:notes>
      </draw:page>
      <draw:page draw:style-name="dpCode" draw:master-page-name="RHELDark">
        <draw:frame draw:style-name="gsFrame" svg:x="1cm" svg:y="0.4cm" svg:width="31.87cm" svg:height="2.6cm">
          <draw:text-box>
            <text:p text:style-name="psTitle"><text:span text:style-name="tsH1">5. StrictForwardPorts — BASH</text:span></text:p>
          </draw:text-box>
        </draw:frame>
        <draw:frame draw:style-name="gsCode" svg:x="1cm" svg:y="3.3cm" svg:width="31.87cm" svg:height="15.2cm">
          <draw:text-box>
            <text:p text:style-name="psCode"><text:span text:style-name="tsCodeDyn_11_A8FF60_DejaVuSansMono">sed -i 's/^StrictForwardPorts=.*/StrictForwardPorts=yes/' /etc/firewalld/firewalld.con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permanent --zone=public \</text:span><text:line-break/><text:span text:style-name="tsCodeDyn_11_A8FF60_DejaVuSansMono">  --add-forward-port=port=8080:proto=tcp:toport=80:toaddr=172.17.0.2</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sed -i 's/^StrictForwardPorts=.*/StrictForwardPorts=yes/' /etc/firewalld/firewalld.con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permanent --zone=public \</text:span></text:p>
              <text:p text:style-name="psCode"><text:span text:style-name="tsDiag">  --add-forward-port=port=8080:proto=tcp:toport=80:toaddr=172.17.0.2</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6. Port Forwarding in Policies vs Zones</text:span></text:p>
          </draw:text-box>
        </draw:frame>
        <draw:frame draw:style-name="gsFrame" svg:x="1cm" svg:y="2.9cm" svg:width="31.87cm" svg:height="15.5cm">
          <draw:text-box>
            <text:p text:style-name="psBullet"><text:span text:style-name="tsBullet">Port forwarding can be configured in both zones and policies. The choice affects which traffic is subject to the DNAT rule:</text:span></text:p>
            <text:p text:style-name="psBullet"><text:span text:style-name="tsBullet">◆ Zone forward-port</text:span></text:p>
            <text:p text:style-name="psBullet"><text:span text:style-name="tsBullet">Applied to traffic arriving on interfaces/sources in that zone:</text:span></text:p>
            <text:p text:style-name="psBullet"><text:span text:style-name="tsBullet">◆ Policy forward-port</text:span></text:p>
            <text:p text:style-name="psBullet"><text:span text:style-name="tsBullet">Applied to traffic flowing between specific zones:</text:span></text:p>
            <text:p text:style-name="psBullet"><text:span text:style-name="tsBullet">Policies are more precise — use them when you want forwarding to apply only for specific zone-to-zone traffic flows.</text:span></text:p>
          </draw:text-box>
        </draw:frame>
        <presentation:notes>
          <draw:frame draw:style-name="gsFrame" svg:x="2cm" svg:y="14cm" svg:width="29cm" svg:height="10cm" presentation:class="notes">
            <draw:text-box>
              <text:p text:style-name="psCode"><text:span text:style-name="tsDiag">Port forwarding can be configured in both zones and policies. The choice</text:span></text:p>
              <text:p text:style-name="psCode"><text:span text:style-name="tsDiag">affects which traffic is subject to the DNAT rule:</text:span></text:p>
              <text:p text:style-name="psCode"><text:span text:style-name="tsDiag"> </text:span></text:p>
              <text:p text:style-name="psCode"><text:span text:style-name="tsDiag">### Zone forward-port</text:span></text:p>
              <text:p text:style-name="psCode"><text:span text:style-name="tsDiag"> </text:span></text:p>
              <text:p text:style-name="psCode"><text:span text:style-name="tsDiag">Applied to traffic arriving on interfaces/sources in that zone:</text:span></text:p>
              <text:p text:style-name="psCode"><text:span text:style-name="tsDiag"> </text:span></text:p>
              <text:p text:style-name="psCode"><text:span text:style-name="tsDiag">```bash</text:span></text:p>
              <text:p text:style-name="psCode"><text:span text:style-name="tsDiag">firewall-cmd --permanent --zone=external \</text:span></text:p>
              <text:p text:style-name="psCode"><text:span text:style-name="tsDiag">  --add-forward-port=port=80:proto=tcp:toport=8080:toaddr=172.20.2.20</text:span></text:p>
              <text:p text:style-name="psCode"><text:span text:style-name="tsDiag">```</text:span></text:p>
              <text:p text:style-name="psCode"><text:span text:style-name="tsDiag"> </text:span></text:p>
              <text:p text:style-name="psCode"><text:span text:style-name="tsDiag">### Policy forward-port</text:span></text:p>
              <text:p text:style-name="psCode"><text:span text:style-name="tsDiag"> </text:span></text:p>
              <text:p text:style-name="psCode"><text:span text:style-name="tsDiag">Applied to traffic flowing between specific zones:</text:span></text:p>
              <text:p text:style-name="psCode"><text:span text:style-name="tsDiag"> </text:span></text:p>
              <text:p text:style-name="psCode"><text:span text:style-name="tsDiag">```bash</text:span></text:p>
              <text:p text:style-name="psCode"><text:span text:style-name="tsDiag">firewall-cmd --permanent --new-policy port_fwd</text:span></text:p>
              <text:p text:style-name="psCode"><text:span text:style-name="tsDiag">firewall-cmd --permanent --policy port_fwd \</text:span></text:p>
              <text:p text:style-name="psCode"><text:span text:style-name="tsDiag">  --add-ingress-zone public \</text:span></text:p>
              <text:p text:style-name="psCode"><text:span text:style-name="tsDiag">  --add-egress-zone HOST</text:span></text:p>
              <text:p text:style-name="psCode"><text:span text:style-name="tsDiag">firewall-cmd --permanent --policy port_fwd \</text:span></text:p>
              <text:p text:style-name="psCode"><text:span text:style-name="tsDiag">  --add-forward-port port=80:proto=tcp:toport=8080:toaddr=172.20.2.20</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Policies are more precise — use them when you want forwarding to apply only</text:span></text:p>
              <text:p text:style-name="psCode"><text:span text:style-name="tsDiag">for specific zone-to-zone traffic flow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Port Forwarding in Policies vs Zones — BASH</text:span></text:p>
          </draw:text-box>
        </draw:frame>
        <draw:frame draw:style-name="gsCode" svg:x="1cm" svg:y="3.3cm" svg:width="31.87cm" svg:height="15.2cm">
          <draw:text-box>
            <text:p text:style-name="psCode"><text:span text:style-name="tsCodeDyn_11_A8FF60_DejaVuSansMono">firewall-cmd --permanent --zone=external \</text:span><text:line-break/><text:span text:style-name="tsCodeDyn_11_A8FF60_DejaVuSansMono">  --add-forward-port=port=80:proto=tcp:toport=8080:toaddr=172.20.2.20</text:span><text:line-break/><text:span text:style-name="tsCodeDyn_11_A8FF60_DejaVuSansMono"> </text:span><text:line-break/><text:span text:style-name="tsCodeDyn_11_A8FF60_DejaVuSansMono">firewall-cmd --permanent --new-policy port_fwd</text:span><text:line-break/><text:span text:style-name="tsCodeDyn_11_A8FF60_DejaVuSansMono">firewall-cmd --permanent --policy port_fwd \</text:span><text:line-break/><text:span text:style-name="tsCodeDyn_11_A8FF60_DejaVuSansMono">  --add-ingress-zone public \</text:span><text:line-break/><text:span text:style-name="tsCodeDyn_11_A8FF60_DejaVuSansMono">  --add-egress-zone HOST</text:span><text:line-break/><text:span text:style-name="tsCodeDyn_11_A8FF60_DejaVuSansMono">firewall-cmd --permanent --policy port_fwd \</text:span><text:line-break/><text:span text:style-name="tsCodeDyn_11_A8FF60_DejaVuSansMono">  --add-forward-port port=80:proto=tcp:toport=8080:toaddr=172.20.2.20</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firewall-cmd --permanent --zone=external \</text:span></text:p>
              <text:p text:style-name="psCode"><text:span text:style-name="tsDiag">  --add-forward-port=port=80:proto=tcp:toport=8080:toaddr=172.20.2.20</text:span></text:p>
              <text:p text:style-name="psCode"><text:span text:style-name="tsDiag"> </text:span></text:p>
              <text:p text:style-name="psCode"><text:span text:style-name="tsDiag">firewall-cmd --permanent --new-policy port_fwd</text:span></text:p>
              <text:p text:style-name="psCode"><text:span text:style-name="tsDiag">firewall-cmd --permanent --policy port_fwd \</text:span></text:p>
              <text:p text:style-name="psCode"><text:span text:style-name="tsDiag">  --add-ingress-zone public \</text:span></text:p>
              <text:p text:style-name="psCode"><text:span text:style-name="tsDiag">  --add-egress-zone HOST</text:span></text:p>
              <text:p text:style-name="psCode"><text:span text:style-name="tsDiag">firewall-cmd --permanent --policy port_fwd \</text:span></text:p>
              <text:p text:style-name="psCode"><text:span text:style-name="tsDiag">  --add-forward-port port=80:proto=tcp:toport=8080:toaddr=172.20.2.20</text:span></text:p>
              <text:p text:style-name="psCode"><text:span text:style-name="tsDiag">firewall-cmd --reload</text:span></text:p>
            </draw:text-box>
          </draw:frame>
        </presentation:notes>
      </draw:page>
      <draw:page draw:style-name="dpNormal" draw:master-page-name="RHELDark">
        <draw:frame draw:style-name="gsFrame" svg:x="1cm" svg:y="0.4cm" svg:width="31.87cm" svg:height="2.2cm">
          <draw:text-box>
            <text:p text:style-name="psTitle"><text:span text:style-name="tsH1">7. NAT and IPv6</text:span></text:p>
          </draw:text-box>
        </draw:frame>
        <draw:frame draw:style-name="gsFrame" svg:x="1cm" svg:y="2.9cm" svg:width="31.87cm" svg:height="15.5cm">
          <draw:text-box>
            <text:p text:style-name="psBullet"><text:span text:style-name="tsBullet">Masquerading (SNAT) is fundamentally an IPv4 concept. IPv6 was designed for end-to-end addressing — every device gets a globally routable address, so NAT is theoretically unnecessary.</text:span></text:p>
            <text:p text:style-name="psBullet"><text:span text:style-name="tsBullet">In practice:</text:span></text:p>
            <text:p text:style-name="psBullet"><text:span text:style-name="tsBullet">• Simple --add-masquerade only applies to IPv4</text:span></text:p>
            <text:p text:style-name="psBullet"><text:span text:style-name="tsBullet">• IPv6 typically uses NPTv6 (Network Prefix Translation) for prefix matching — different concept, not supported by firewalld's masquerade command</text:span></text:p>
            <text:p text:style-name="psBullet"><text:span text:style-name="tsBullet">• Most gateway setups should use IPv4 masquerade and native IPv6 routing</text:span></text:p>
            <text:p text:style-name="psBullet"><text:span text:style-name="tsBullet">If you need IPv6 NAT (unusual), use a rich rule with a mark and a raw nftables postrouting rule (Module 12).</text:span></text:p>
          </draw:text-box>
        </draw:frame>
        <presentation:notes>
          <draw:frame draw:style-name="gsFrame" svg:x="2cm" svg:y="14cm" svg:width="29cm" svg:height="10cm" presentation:class="notes">
            <draw:text-box>
              <text:p text:style-name="psCode"><text:span text:style-name="tsDiag">Masquerading (SNAT) is fundamentally an IPv4 concept. IPv6 was designed for</text:span></text:p>
              <text:p text:style-name="psCode"><text:span text:style-name="tsDiag">end-to-end addressing — every device gets a globally routable address, so NAT</text:span></text:p>
              <text:p text:style-name="psCode"><text:span text:style-name="tsDiag">is theoretically unnecessary.</text:span></text:p>
              <text:p text:style-name="psCode"><text:span text:style-name="tsDiag"> </text:span></text:p>
              <text:p text:style-name="psCode"><text:span text:style-name="tsDiag">In practice:</text:span></text:p>
              <text:p text:style-name="psCode"><text:span text:style-name="tsDiag">- Simple `--add-masquerade` only applies to IPv4</text:span></text:p>
              <text:p text:style-name="psCode"><text:span text:style-name="tsDiag">- IPv6 typically uses NPTv6 (Network Prefix Translation) for prefix matching</text:span></text:p>
              <text:p text:style-name="psCode"><text:span text:style-name="tsDiag">  — different concept, not supported by firewalld's masquerade command</text:span></text:p>
              <text:p text:style-name="psCode"><text:span text:style-name="tsDiag">- Most gateway setups should use IPv4 masquerade and native IPv6 routing</text:span></text:p>
              <text:p text:style-name="psCode"><text:span text:style-name="tsDiag"> </text:span></text:p>
              <text:p text:style-name="psCode"><text:span text:style-name="tsDiag">If you need IPv6 NAT (unusual), use a rich rule with a mark and a raw nftables</text:span></text:p>
              <text:p text:style-name="psCode"><text:span text:style-name="tsDiag">postrouting rule (Module 12).</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2cm">
          <draw:text-box>
            <text:p text:style-name="psTitle"><text:span text:style-name="tsH1">8. How NAT Appears in nftables</text:span></text:p>
          </draw:text-box>
        </draw:frame>
        <draw:frame draw:style-name="gsFrame" svg:x="1cm" svg:y="2.9cm" svg:width="31.87cm" svg:height="15.5cm">
          <draw:text-box>
            <text:p text:style-name="psBullet"><text:span text:style-name="tsBullet">Understanding how firewalld implements NAT in nftables is essential for troubleshooting.</text:span></text:p>
            <text:p text:style-name="psBullet"><text:span text:style-name="tsBullet">◆ SNAT (masquerade)</text:span></text:p>
            <text:p text:style-name="psBullet"><text:span text:style-name="tsBullet">The masquerade rule appears in the postrouting chain:</text:span></text:p>
            <text:p text:style-name="psBullet"><text:span text:style-name="tsBullet">◆ DNAT (port forwarding)</text:span></text:p>
            <text:p text:style-name="psBullet"><text:span text:style-name="tsBullet">Port forwarding appears in the prerouting chain:</text:span></text:p>
            <text:p text:style-name="psBullet"><text:span text:style-name="tsBullet">◆ Viewing the full NAT table</text:span></text:p>
          </draw:text-box>
        </draw:frame>
        <presentation:notes>
          <draw:frame draw:style-name="gsFrame" svg:x="2cm" svg:y="14cm" svg:width="29cm" svg:height="10cm" presentation:class="notes">
            <draw:text-box>
              <text:p text:style-name="psCode"><text:span text:style-name="tsDiag">Understanding how firewalld implements NAT in nftables is essential for</text:span></text:p>
              <text:p text:style-name="psCode"><text:span text:style-name="tsDiag">troubleshooting.</text:span></text:p>
              <text:p text:style-name="psCode"><text:span text:style-name="tsDiag"> </text:span></text:p>
              <text:p text:style-name="psCode"><text:span text:style-name="tsDiag">### SNAT (masquerade)</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text:span></text:p>
              <text:p text:style-name="psCode"><text:span text:style-name="tsDiag"> </text:span></text:p>
              <text:p text:style-name="psCode"><text:span text:style-name="tsDiag">The masquerade rule appears in the `postrouting` chain:</text:span></text:p>
              <text:p text:style-name="psCode"><text:span text:style-name="tsDiag"> </text:span></text:p>
              <text:p text:style-name="psCode"><text:span text:style-name="tsDiag">```</text:span></text:p>
              <text:p text:style-name="psCode"><text:span text:style-name="tsDiag">chain nat_POST_external {</text:span></text:p>
              <text:p text:style-name="psCode"><text:span text:style-name="tsDiag">  masquerade</text:span></text:p>
              <text:p text:style-name="psCode"><text:span text:style-name="tsDiag">}</text:span></text:p>
              <text:p text:style-name="psCode"><text:span text:style-name="tsDiag">```</text:span></text:p>
              <text:p text:style-name="psCode"><text:span text:style-name="tsDiag"> </text:span></text:p>
              <text:p text:style-name="psCode"><text:span text:style-name="tsDiag">### DNAT (port forwarding)</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text:span></text:p>
              <text:p text:style-name="psCode"><text:span text:style-name="tsDiag"> </text:span></text:p>
              <text:p text:style-name="psCode"><text:span text:style-name="tsDiag">Port forwarding appears in the `prerouting` chain:</text:span></text:p>
              <text:p text:style-name="psCode"><text:span text:style-name="tsDiag"> </text:span></text:p>
              <text:p text:style-name="psCode"><text:span text:style-name="tsDiag">```</text:span></text:p>
              <text:p text:style-name="psCode"><text:span text:style-name="tsDiag">chain nat_PRE_external {</text:span></text:p>
              <text:p text:style-name="psCode"><text:span text:style-name="tsDiag">  tcp dport 80 dnat to 172.20.2.20:8080</text:span></text:p>
              <text:p text:style-name="psCode"><text:span text:style-name="tsDiag">}</text:span></text:p>
              <text:p text:style-name="psCode"><text:span text:style-name="tsDiag">```</text:span></text:p>
              <text:p text:style-name="psCode"><text:span text:style-name="tsDiag"> </text:span></text:p>
              <text:p text:style-name="psCode"><text:span text:style-name="tsDiag">### Viewing the full NAT table</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 </text:span></text:p>
              <text:p text:style-name="psCode"><text:span text:style-name="tsDiag">nft list table ip firewalld | grep -c "dnat\|masquerade"</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5.2cm">
          <draw:text-box>
            <text:p text:style-name="psCode"><text:span text:style-name="tsCodeDyn_11_A8FF60_DejaVuSansMono">nft list table ip firewalld</text:span></text:p>
          </draw:text-box>
        </draw:frame>
        <presentation:notes>
          <draw:frame draw:style-name="gsFrame" svg:x="2cm" svg:y="14cm" svg:width="29cm" svg:height="10cm" presentation:class="notes">
            <draw:text-box>
              <text:p text:style-name="psCode"><text:span text:style-name="tsDiag">nft list table ip firewalld</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Code</text:span></text:p>
          </draw:text-box>
        </draw:frame>
        <draw:frame draw:style-name="gsCode" svg:x="1cm" svg:y="3.3cm" svg:width="31.87cm" svg:height="15.2cm">
          <draw:text-box>
            <text:p text:style-name="psCode"><text:span text:style-name="tsCodeDyn_11_A8FF60_DejaVuSansMono">chain nat_POST_external {</text:span><text:line-break/><text:span text:style-name="tsCodeDyn_11_A8FF60_DejaVuSansMono">  masquerade</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chain nat_POST_external {</text:span></text:p>
              <text:p text:style-name="psCode"><text:span text:style-name="tsDiag">  masquerade</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5.2cm">
          <draw:text-box>
            <text:p text:style-name="psCode"><text:span text:style-name="tsCodeDyn_11_A8FF60_DejaVuSansMono">nft list table ip firewalld</text:span></text:p>
          </draw:text-box>
        </draw:frame>
        <presentation:notes>
          <draw:frame draw:style-name="gsFrame" svg:x="2cm" svg:y="14cm" svg:width="29cm" svg:height="10cm" presentation:class="notes">
            <draw:text-box>
              <text:p text:style-name="psCode"><text:span text:style-name="tsDiag">nft list table ip firewalld</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Code</text:span></text:p>
          </draw:text-box>
        </draw:frame>
        <draw:frame draw:style-name="gsCode" svg:x="1cm" svg:y="3.3cm" svg:width="31.87cm" svg:height="15.2cm">
          <draw:text-box>
            <text:p text:style-name="psCode"><text:span text:style-name="tsCodeDyn_11_A8FF60_DejaVuSansMono">chain nat_PRE_external {</text:span><text:line-break/><text:span text:style-name="tsCodeDyn_11_A8FF60_DejaVuSansMono">  tcp dport 80 dnat to 172.20.2.20:8080</text:span><text:line-break/><text:span text:style-name="tsCodeDyn_11_A8FF60_DejaVuSansMono">}</text:span></text:p>
          </draw:text-box>
        </draw:frame>
        <presentation:notes>
          <draw:frame draw:style-name="gsFrame" svg:x="2cm" svg:y="14cm" svg:width="29cm" svg:height="10cm" presentation:class="notes">
            <draw:text-box>
              <text:p text:style-name="psCode"><text:span text:style-name="tsDiag">chain nat_PRE_external {</text:span></text:p>
              <text:p text:style-name="psCode"><text:span text:style-name="tsDiag">  tcp dport 80 dnat to 172.20.2.20:8080</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How NAT Appears in nftables — BASH</text:span></text:p>
          </draw:text-box>
        </draw:frame>
        <draw:frame draw:style-name="gsCode" svg:x="1cm" svg:y="3.3cm" svg:width="31.87cm" svg:height="15.2cm">
          <draw:text-box>
            <text:p text:style-name="psCode"><text:span text:style-name="tsCodeDyn_11_A8FF60_DejaVuSansMono">nft list table ip firewalld</text:span><text:line-break/><text:span text:style-name="tsCodeDyn_11_A8FF60_DejaVuSansMono"> </text:span><text:line-break/><text:span text:style-name="tsCodeDyn_11_A8FF60_DejaVuSansMono">nft list table ip firewalld | grep -c "dnat\|masquerade"</text:span></text:p>
          </draw:text-box>
        </draw:frame>
        <presentation:notes>
          <draw:frame draw:style-name="gsFrame" svg:x="2cm" svg:y="14cm" svg:width="29cm" svg:height="10cm" presentation:class="notes">
            <draw:text-box>
              <text:p text:style-name="psCode"><text:span text:style-name="tsDiag">nft list table ip firewalld</text:span></text:p>
              <text:p text:style-name="psCode"><text:span text:style-name="tsDiag"> </text:span></text:p>
              <text:p text:style-name="psCode"><text:span text:style-name="tsDiag">nft list table ip firewalld | grep -c "dnat\|masquerade"</text:span></text:p>
            </draw:text-box>
          </draw:frame>
        </presentation:notes>
      </draw:page>
      <draw:page draw:style-name="dpNormal" draw:master-page-name="RHELDark">
        <draw:frame draw:style-name="gsFrame" svg:x="1cm" svg:y="0.4cm" svg:width="31.87cm" svg:height="2.2cm">
          <draw:text-box>
            <text:p text:style-name="psTitle"><text:span text:style-name="tsH1">9. Building a Gateway Scenario</text:span></text:p>
          </draw:text-box>
        </draw:frame>
        <draw:frame draw:style-name="gsFrame" svg:x="1cm" svg:y="2.9cm" svg:width="31.87cm" svg:height="15.5cm">
          <draw:text-box>
            <text:p text:style-name="psBullet"><text:span text:style-name="tsBullet">A complete gateway configuration:</text:span></text:p>
          </draw:text-box>
        </draw:frame>
        <presentation:notes>
          <draw:frame draw:style-name="gsFrame" svg:x="2cm" svg:y="14cm" svg:width="29cm" svg:height="10cm" presentation:class="notes">
            <draw:text-box>
              <text:p text:style-name="psCode"><text:span text:style-name="tsDiag">A complete gateway configuration:</text:span></text:p>
              <text:p text:style-name="psCode"><text:span text:style-name="tsDiag"> </text:span></text:p>
              <text:p text:style-name="psCode"><text:span text:style-name="tsDiag">```bash</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  # WAN</text:span></text:p>
              <text:p text:style-name="psCode"><text:span text:style-name="tsDiag">firewall-cmd --permanent --zone=internal --add-interface=eth1  # LAN</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policy lan_to_wan</text:span></text:p>
              <text:p text:style-name="psCode"><text:span text:style-name="tsDiag">firewall-cmd --permanent --policy lan_to_wan --add-ingress-zone internal</text:span></text:p>
              <text:p text:style-name="psCode"><text:span text:style-name="tsDiag">firewall-cmd --permanent --policy lan_to_wan --add-egress-zone external</text:span></text:p>
              <text:p text:style-name="psCode"><text:span text:style-name="tsDiag">firewall-cmd --permanent --policy lan_to_wan --set-target ACCEPT</text:span></text:p>
              <text:p text:style-name="psCode"><text:span text:style-name="tsDiag">firewall-cmd --permanent --policy lan_to_wan --add-masquerade</text:span></text:p>
              <text:p text:style-name="psCode"><text:span text:style-name="tsDiag"> </text:span></text:p>
              <text:p text:style-name="psCode"><text:span text:style-name="tsDiag"> </text:span></text:p>
              <text:p text:style-name="psCode"><text:span text:style-name="tsDiag">firewall-cmd --permanent --zone=external \</text:span></text:p>
              <text:p text:style-name="psCode"><text:span text:style-name="tsDiag">  --add-forward-port=port=80:proto=tcp:toport=80:toaddr=192.168.1.100</text:span></text:p>
              <text:p text:style-name="psCode"><text:span text:style-name="tsDiag"> </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Building a Gateway Scenario — BASH</text:span></text:p>
          </draw:text-box>
        </draw:frame>
        <draw:frame draw:style-name="gsCode" svg:x="1cm" svg:y="3.3cm" svg:width="31.87cm" svg:height="15.2cm">
          <draw:text-box>
            <text:p text:style-name="psCode"><text:span text:style-name="tsCodeDyn_11_A8FF60_DejaVuSansMono">sysctl -w net.ipv4.ip_forward=1</text:span><text:line-break/><text:span text:style-name="tsCodeDyn_11_A8FF60_DejaVuSansMono"> </text:span><text:line-break/><text:span text:style-name="tsCodeDyn_11_A8FF60_DejaVuSansMono">firewall-cmd --permanent --zone=external --add-interface=eth0  # WAN</text:span><text:line-break/><text:span text:style-name="tsCodeDyn_11_A8FF60_DejaVuSansMono">firewall-cmd --permanent --zone=internal --add-interface=eth1  # LAN</text:span><text:line-break/><text:span text:style-name="tsCodeDyn_11_A8FF60_DejaVuSansMono"> </text:span><text:line-break/><text:span text:style-name="tsCodeDyn_11_A8FF60_DejaVuSansMono">firewall-cmd --permanent --policy-set gateway --remove-disable</text:span><text:line-break/><text:span text:style-name="tsCodeDyn_11_A8FF60_DejaVuSansMono">firewall-cmd --reload</text:span><text:line-break/><text:span text:style-name="tsCodeDyn_11_A8FF60_DejaVuSansMono"> </text:span><text:line-break/><text:span text:style-name="tsCodeDyn_11_A8FF60_DejaVuSansMono"> </text:span><text:line-break/><text:span text:style-name="tsCodeDyn_11_A8FF60_DejaVuSansMono">firewall-cmd --permanent --new-policy lan_to_wan</text:span><text:line-break/><text:span text:style-name="tsCodeDyn_11_A8FF60_DejaVuSansMono">firewall-cmd --permanent --policy lan_to_wan --add-ingress-zone internal</text:span><text:line-break/><text:span text:style-name="tsCodeDyn_11_A8FF60_DejaVuSansMono">firewall-cmd --permanent --policy lan_to_wan --add-egress-zone external</text:span><text:line-break/><text:span text:style-name="tsCodeDyn_11_A8FF60_DejaVuSansMono">firewall-cmd --permanent --policy lan_to_wan --set-target ACCEPT</text:span><text:line-break/><text:span text:style-name="tsCodeDyn_11_A8FF60_DejaVuSansMono">firewall-cmd --permanent --policy lan_to_wan --add-masquerade</text:span><text:line-break/><text:span text:style-name="tsCodeDyn_11_A8FF60_DejaVuSansMono"> </text:span><text:line-break/><text:span text:style-name="tsCodeDyn_11_A8FF60_DejaVuSansMono"> </text:span><text:line-break/><text:span text:style-name="tsCodeDyn_11_A8FF60_DejaVuSansMono">firewall-cmd --permanent --zone=external \</text:span><text:line-break/><text:span text:style-name="tsCodeDyn_11_A8FF60_DejaVuSansMono">  --add-forward-port=port=80:proto=tcp:toport=80:toaddr=192.168.1.100</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sysctl -w net.ipv4.ip_forward=1</text:span></text:p>
              <text:p text:style-name="psCode"><text:span text:style-name="tsDiag"> </text:span></text:p>
              <text:p text:style-name="psCode"><text:span text:style-name="tsDiag">firewall-cmd --permanent --zone=external --add-interface=eth0  # WAN</text:span></text:p>
              <text:p text:style-name="psCode"><text:span text:style-name="tsDiag">firewall-cmd --permanent --zone=internal --add-interface=eth1  # LAN</text:span></text:p>
              <text:p text:style-name="psCode"><text:span text:style-name="tsDiag"> </text:span></text:p>
              <text:p text:style-name="psCode"><text:span text:style-name="tsDiag">firewall-cmd --permanent --policy-set gateway --remove-disable</text:span></text:p>
              <text:p text:style-name="psCode"><text:span text:style-name="tsDiag">firewall-cmd --reload</text:span></text:p>
              <text:p text:style-name="psCode"><text:span text:style-name="tsDiag"> </text:span></text:p>
              <text:p text:style-name="psCode"><text:span text:style-name="tsDiag"> </text:span></text:p>
              <text:p text:style-name="psCode"><text:span text:style-name="tsDiag">firewall-cmd --permanent --new-policy lan_to_wan</text:span></text:p>
              <text:p text:style-name="psCode"><text:span text:style-name="tsDiag">firewall-cmd --permanent --policy lan_to_wan --add-ingress-zone internal</text:span></text:p>
              <text:p text:style-name="psCode"><text:span text:style-name="tsDiag">firewall-cmd --permanent --policy lan_to_wan --add-egress-zone external</text:span></text:p>
              <text:p text:style-name="psCode"><text:span text:style-name="tsDiag">firewall-cmd --permanent --policy lan_to_wan --set-target ACCEPT</text:span></text:p>
              <text:p text:style-name="psCode"><text:span text:style-name="tsDiag">firewall-cmd --permanent --policy lan_to_wan --add-masquerade</text:span></text:p>
              <text:p text:style-name="psCode"><text:span text:style-name="tsDiag"> </text:span></text:p>
              <text:p text:style-name="psCode"><text:span text:style-name="tsDiag"> </text:span></text:p>
              <text:p text:style-name="psCode"><text:span text:style-name="tsDiag">firewall-cmd --permanent --zone=external \</text:span></text:p>
              <text:p text:style-name="psCode"><text:span text:style-name="tsDiag">  --add-forward-port=port=80:proto=tcp:toport=80:toaddr=192.168.1.100</text:span></text:p>
              <text:p text:style-name="psCode"><text:span text:style-name="tsDiag"> </text:span></text:p>
              <text:p text:style-name="psCode"><text:span text:style-name="tsDiag">firewall-cmd --reload</text:span></text:p>
            </draw:text-box>
          </draw:frame>
        </presentation:notes>
      </draw:page>
      <draw:page draw:style-name="dpLab" draw:master-page-name="RHELDark">
        <draw:frame draw:style-name="gsBanner" svg:x="0cm" svg:y="0cm" svg:width="33.87cm" svg:height="2.8cm">
          <draw:text-box>
            <text:p text:style-name="psTitle"><text:span text:style-name="tsH1Lab">🔧  Lab 7 — Gateway Container with Masquerade</text:span></text:p>
          </draw:text-box>
        </draw:frame>
        <draw:frame draw:style-name="gsFrame" svg:x="1.5cm" svg:y="3.1cm" svg:width="30.87cm" svg:height="15.5cm">
          <draw:text-box>
            <text:p text:style-name="psBullet"><text:span text:style-name="tsLabStep">Topology: Two-node (node1=gateway, node2=internal client/server)</text:span></text:p>
            <text:p text:style-name="psBullet"><text:span text:style-name="tsLabStep">Objective: Configure node1 as a NAT gateway. node2 (internal) will use node1 to reach the external network. Then add port forwarding so external traffic can reach node2.</text:span></text:p>
            <text:p text:style-name="psBullet"><text:span text:style-name="tsLabStep">◆ Step 1 — Start two-node topology</text:span></text:p>
            <text:p text:style-name="psBullet"><text:span text:style-name="tsLabStep">◆ Step 2 — Configure node1 as a gateway</text:span></text:p>
            <text:p text:style-name="psBullet"><text:span text:style-name="tsLabStep">◆ Step 3 — Configure node2 to use node1 as gateway</text:span></text:p>
            <text:p text:style-name="psBullet"><text:span text:style-name="tsLabStep">◆ Step 4 — Test outbound connectivity from node2</text:span></text:p>
            <text:p text:style-name="psBullet"><text:span text:style-name="tsLabStep">◆ Step 5 — Start a web server on node2</text:span></text:p>
            <text:p text:style-name="psBullet"><text:span text:style-name="tsLabStep">◆ Step 6 — Add port forwarding on node1</text:span></text:p>
          </draw:text-box>
        </draw:frame>
        <presentation:notes>
          <draw:frame draw:style-name="gsFrame" svg:x="2cm" svg:y="14cm" svg:width="29cm" svg:height="10cm" presentation:class="notes">
            <draw:text-box>
              <text:p text:style-name="psCode"><text:span text:style-name="tsDiag">◆ Step 7 — Test port forwarding from the host</text:span></text:p>
              <text:p text:style-name="psCode"><text:span text:style-name="tsDiag">◆ Step 8 — Inspect the nftables NAT rules</text:span></text:p>
              <text:p text:style-name="psCode"><text:span text:style-name="tsDiag">◆ Step 9 — Clean up</text:span></text:p>
              <text:p text:style-name="psCode"><text:span text:style-name="tsDiag">◆ Summary</text:span></text:p>
              <text:p text:style-name="psCode"><text:span text:style-name="tsDiag">Module 07 complete.</text:span></text:p>
              <text:p text:style-name="psCode"><text:span text:style-name="tsDiag">Continue to Module 08 — Container Integration →</text:span></text:p>
              <text:p text:style-name="psCode"><text:span text:style-name="tsDiag"> </text:span></text:p>
              <text:p text:style-name="psCode"><text:span text:style-name="tsDiag">**Topology:** Two-node (node1=gateway, node2=internal client/server)</text:span></text:p>
              <text:p text:style-name="psCode"><text:span text:style-name="tsDiag"> </text:span></text:p>
              <text:p text:style-name="psCode"><text:span text:style-name="tsDiag">**Objective:** Configure node1 as a NAT gateway. node2 (internal) will use</text:span></text:p>
              <text:p text:style-name="psCode"><text:span text:style-name="tsDiag">node1 to reach the external network. Then add port forwarding so external</text:span></text:p>
              <text:p text:style-name="psCode"><text:span text:style-name="tsDiag">traffic can reach node2.</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two-node topology</text:span></text:p>
              <text:p text:style-name="psCode"><text:span text:style-name="tsDiag"> </text:span></text:p>
              <text:p text:style-name="psCode"><text:span text:style-name="tsDiag">```bash</text:span></text:p>
              <text:p text:style-name="psCode"><text:span text:style-name="tsDiag">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sleep 5</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Configure node1 as a gateway</text:span></text:p>
              <text:p text:style-name="psCode"><text:span text:style-name="tsDiag"> </text:span></text:p>
              <text:p text:style-name="psCode"><text:span text:style-name="tsDiag">```bash</text:span></text:p>
              <text:p text:style-name="psCode"><text:span text:style-name="tsDiag">podman exec -it node1 bash</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text:span></text:p>
              <text:p text:style-name="psCode"><text:span text:style-name="tsDiag">firewall-cmd --permanent --zone=internal --add-interface=eth1</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Configure node2 to use node1 as gateway</text:span></text:p>
              <text:p text:style-name="psCode"><text:span text:style-name="tsDiag"> </text:span></text:p>
              <text:p text:style-name="psCode"><text:span text:style-name="tsDiag">```bash</text:span></text:p>
              <text:p text:style-name="psCode"><text:span text:style-name="tsDiag">podman exec -it node2 bash</text:span></text:p>
              <text:p text:style-name="psCode"><text:span text:style-name="tsDiag"> </text:span></text:p>
              <text:p text:style-name="psCode"><text:span text:style-name="tsDiag">ip route add default via 172.20.2.10</text:span></text:p>
              <text:p text:style-name="psCode"><text:span text:style-name="tsDiag"> </text:span></text:p>
              <text:p text:style-name="psCode"><text:span text:style-name="tsDiag">ip route show</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outbound connectivity from node2</text:span></text:p>
              <text:p text:style-name="psCode"><text:span text:style-name="tsDiag"> </text:span></text:p>
              <text:p text:style-name="psCode"><text:span text:style-name="tsDiag">```bash</text:span></text:p>
              <text:p text:style-name="psCode"><text:span text:style-name="tsDiag">ping -c 2 172.20.1.1  # Gateway of external network</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Start a web server on node2</text:span></text:p>
              <text:p text:style-name="psCode"><text:span text:style-name="tsDiag"> </text:span></text:p>
              <text:p text:style-name="psCode"><text:span text:style-name="tsDiag">```bash</text:span></text:p>
              <text:p text:style-name="psCode"><text:span text:style-name="tsDiag">python3 -m http.server 80 &amp;</text:span></text:p>
              <text:p text:style-name="psCode"><text:span text:style-name="tsDiag">firewall-cmd --zone=public --add-service=htt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Add port forwarding on node1</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permanent --zone=external \</text:span></text:p>
              <text:p text:style-name="psCode"><text:span text:style-name="tsDiag">  --add-forward-port=port=8080:proto=tcp:toport=80:toaddr=172.20.2.20</text:span></text:p>
              <text:p text:style-name="psCode"><text:span text:style-name="tsDiag"> </text:span></text:p>
              <text:p text:style-name="psCode"><text:span text:style-name="tsDiag">firewall-cmd --permanent --zone=external --add-port=8080/tc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zone=external --list-forward-ports</text:span></text:p>
              <text:p text:style-name="psCode"><text:span text:style-name="tsDiag">firewall-cmd --zone=external --list-ports</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Test port forwarding from the host</text:span></text:p>
              <text:p text:style-name="psCode"><text:span text:style-name="tsDiag"> </text:span></text:p>
              <text:p text:style-name="psCode"><text:span text:style-name="tsDiag">```bash</text:span></text:p>
              <text:p text:style-name="psCode"><text:span text:style-name="tsDiag">curl -m 5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Inspect the nftables NAT rules</text:span></text:p>
              <text:p text:style-name="psCode"><text:span text:style-name="tsDiag"> </text:span></text:p>
              <text:p text:style-name="psCode"><text:span text:style-name="tsDiag">```bash</text:span></text:p>
              <text:p text:style-name="psCode"><text:span text:style-name="tsDiag">nft list table ip firewalld</text:span></text:p>
              <text:p text:style-name="psCode"><text:span text:style-name="tsDiag"> </text:span></text:p>
              <text:p text:style-name="psCode"><text:span text:style-name="tsDiag">nft list table ip firewalld | grep masquerade</text:span></text:p>
              <text:p text:style-name="psCode"><text:span text:style-name="tsDiag"> </text:span></text:p>
              <text:p text:style-name="psCode"><text:span text:style-name="tsDiag">nft list table ip firewalld | grep dna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Clean up</text:span></text:p>
              <text:p text:style-name="psCode"><text:span text:style-name="tsDiag"> </text:span></text:p>
              <text:p text:style-name="psCode"><text:span text:style-name="tsDiag">```bash</text:span></text:p>
              <text:p text:style-name="psCode"><text:span text:style-name="tsDiag">firewall-cmd --permanent --delete-policy int_to_ext 2&gt;/dev/null || true</text:span></text:p>
              <text:p text:style-name="psCode"><text:span text:style-name="tsDiag">firewall-cmd --permanent --zone=external --remove-forward-port=port=8080:proto=tcp:toport=80:toaddr=172.20.2.20</text:span></text:p>
              <text:p text:style-name="psCode"><text:span text:style-name="tsDiag">firewall-cmd --permanent --zone=external --remove-port=8080/tc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bash</text:span></text:p>
              <text:p text:style-name="psCode"><text:span text:style-name="tsDiag">podman stop node1 node2</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 Concept | Command |</text:span></text:p>
              <text:p text:style-name="psCode"><text:span text:style-name="tsDiag">|---------|---------|</text:span></text:p>
              <text:p text:style-name="psCode"><text:span text:style-name="tsDiag">| Enable masquerade on zone | `--add-masquerade` on `external` zone |</text:span></text:p>
              <text:p text:style-name="psCode"><text:span text:style-name="tsDiag">| Enable masquerade in policy | `--add-masquerade` on policy with ingress/egress zones |</text:span></text:p>
              <text:p text:style-name="psCode"><text:span text:style-name="tsDiag">| Forward external port to internal host | `--add-forward-port=port=N:proto=tcp:toport=M:toaddr=IP` |</text:span></text:p>
              <text:p text:style-name="psCode"><text:span text:style-name="tsDiag">| Check IP forwarding | `sysctl net.ipv4.ip_forward` |</text:span></text:p>
              <text:p text:style-name="psCode"><text:span text:style-name="tsDiag">| View NAT rules in nftables | `nft list table ip firewalld` |</text:span></text:p>
              <text:p text:style-name="psCode"><text:span text:style-name="tsDiag">| Strict container port control | `StrictForwardPorts=yes` in `firewalld.conf` |</text:span></text:p>
              <text:p text:style-name="psCode"><text:span text:style-name="tsDiag"> </text:span></text:p>
              <text:p text:style-name="psCode"><text:span text:style-name="tsDiag">---</text:span></text:p>
              <text:p text:style-name="psCode"><text:span text:style-name="tsDiag"> </text:span></text:p>
              <text:p text:style-name="psCode"><text:span text:style-name="tsDiag">*Module 07 complete.*</text:span></text:p>
              <text:p text:style-name="psCode"><text:span text:style-name="tsDiag"> </text:span></text:p>
              <text:p text:style-name="psCode"><text:span text:style-name="tsDiag">**Continue to [Module 08 — Container Integration →](./08-container-integration.md)**</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5.2cm">
          <draw:text-box>
            <text:p text:style-name="psCode"><text:span text:style-name="tsCodeDyn_11_A8FF60_DejaVuSansMono">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text:span><text:line-break/><text:span text:style-name="tsCodeDyn_11_A8FF60_DejaVuSansMono">podman network connect --ip 172.20.2.10 labnet-dmz node1</text:span><text:line-break/><text:span text:style-name="tsCodeDyn_11_A8FF60_DejaVuSansMono"> </text:span><text:line-break/><text:span text:style-name="tsCodeDyn_11_A8FF60_DejaVuSansMono">podman run -d --name node2 --hostname node2 \</text:span><text:line-break/><text:span text:style-name="tsCodeDyn_11_A8FF60_DejaVuSansMono">  --network labnet-dmz:ip=172.20.2.2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text:span><text:line-break/><text:span text:style-name="tsCodeDyn_11_A8FF60_DejaVuSansMono">sleep 5</text:span></text:p>
          </draw:text-box>
        </draw:frame>
        <presentation:notes>
          <draw:frame draw:style-name="gsFrame" svg:x="2cm" svg:y="14cm" svg:width="29cm" svg:height="10cm" presentation:class="notes">
            <draw:text-box>
              <text:p text:style-name="psCode"><text:span text:style-name="tsDiag">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podman network connect --ip 172.20.2.10 labnet-dmz node1</text:span></text:p>
              <text:p text:style-name="psCode"><text:span text:style-name="tsDiag"> </text:span></text:p>
              <text:p text:style-name="psCode"><text:span text:style-name="tsDiag">podman run -d --name node2 --hostname node2 \</text:span></text:p>
              <text:p text:style-name="psCode"><text:span text:style-name="tsDiag">  --network labnet-dmz:ip=172.20.2.2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text:span></text:p>
              <text:p text:style-name="psCode"><text:span text:style-name="tsDiag">sleep 5</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5.2cm">
          <draw:text-box>
            <text:p text:style-name="psCode"><text:span text:style-name="tsCodeDyn_11_A8FF60_DejaVuSansMono">podman exec -it node1 bash</text:span><text:line-break/><text:span text:style-name="tsCodeDyn_11_A8FF60_DejaVuSansMono"> </text:span><text:line-break/><text:span text:style-name="tsCodeDyn_11_A8FF60_DejaVuSansMono">sysctl -w net.ipv4.ip_forward=1</text:span><text:line-break/><text:span text:style-name="tsCodeDyn_11_A8FF60_DejaVuSansMono"> </text:span><text:line-break/><text:span text:style-name="tsCodeDyn_11_A8FF60_DejaVuSansMono">firewall-cmd --permanent --zone=external --add-interface=eth0</text:span><text:line-break/><text:span text:style-name="tsCodeDyn_11_A8FF60_DejaVuSansMono">firewall-cmd --permanent --zone=internal --add-interface=eth1</text:span><text:line-break/><text:span text:style-name="tsCodeDyn_11_A8FF60_DejaVuSansMono">firewall-cmd --permanent --zone=public --remove-interface=eth0 2&gt;/dev/null || true</text:span><text:line-break/><text:span text:style-name="tsCodeDyn_11_A8FF60_DejaVuSansMono">firewall-cmd --permanent --zone=public --remove-interface=eth1 2&gt;/dev/null || true</text:span><text:line-break/><text:span text:style-name="tsCodeDyn_11_A8FF60_DejaVuSansMono"> </text:span><text:line-break/><text:span text:style-name="tsCodeDyn_11_A8FF60_DejaVuSansMono">firewall-cmd --permanent --new-policy int_to_ext</text:span><text:line-break/><text:span text:style-name="tsCodeDyn_11_A8FF60_DejaVuSansMono">firewall-cmd --permanent --policy int_to_ext --add-ingress-zone internal</text:span><text:line-break/><text:span text:style-name="tsCodeDyn_11_A8FF60_DejaVuSansMono">firewall-cmd --permanent --policy int_to_ext --add-egress-zone external</text:span><text:line-break/><text:span text:style-name="tsCodeDyn_11_A8FF60_DejaVuSansMono">firewall-cmd --permanent --policy int_to_ext --set-target ACCEPT</text:span><text:line-break/><text:span text:style-name="tsCodeDyn_11_A8FF60_DejaVuSansMono">firewall-cmd --permanent --policy int_to_ext --add-masquerade</text:span><text:line-break/><text:span text:style-name="tsCodeDyn_11_A8FF60_DejaVuSansMono"> </text:span><text:line-break/><text:span text:style-name="tsCodeDyn_11_A8FF60_DejaVuSansMono">firewall-cmd --reload</text:span><text:line-break/><text:span text:style-name="tsCodeDyn_11_A8FF60_DejaVuSansMono">firewall-cmd --get-active-zones</text:span><text:line-break/><text:span text:style-name="tsCodeDyn_11_A8FF60_DejaVuSansMono"> </text:span><text:line-break/><text:span text:style-name="tsCodeDyn_11_A8FF60_DejaVuSansMono">podman exec -it node2 bash</text:span><text:line-break/><text:span text:style-name="tsCodeDyn_11_A8FF60_DejaVuSansMono"> </text:span><text:line-break/><text:span text:style-name="tsCodeDyn_11_A8FF60_DejaVuSansMono">ip route add default via 172.20.2.10</text:span><text:line-break/><text:span text:style-name="tsCodeDyn_11_A8FF60_DejaVuSansMono"> </text:span><text:line-break/><text:span text:style-name="tsCodeDyn_11_A8FF60_DejaVuSansMono">ip route show</text:span><text:line-break/><text:span text:style-name="tsCodeDyn_11_A8FF60_DejaVuSansMono"> </text:span><text:line-break/><text:span text:style-name="tsCodeDyn_11_A8FF60_DejaVuSansMono">ping -c 2 172.20.1.1  # Gateway of external network</text:span><text:line-break/><text:span text:style-name="tsCodeDyn_11_A8FF60_DejaVuSansMono"> </text:span><text:line-break/><text:span text:style-name="tsCodeDyn_11_A8FF60_DejaVuSansMono">python3 -m http.server 80 &amp;</text:span><text:line-break/><text:span text:style-name="tsCodeDyn_11_A8FF60_DejaVuSansMono">firewall-cmd --zone=public --add-service=http</text:span></text:p>
          </draw:text-box>
        </draw:frame>
        <presentation:notes>
          <draw:frame draw:style-name="gsFrame" svg:x="2cm" svg:y="14cm" svg:width="29cm" svg:height="10cm" presentation:class="notes">
            <draw:text-box>
              <text:p text:style-name="psCode"><text:span text:style-name="tsDiag">podman exec -it node1 bash</text:span></text:p>
              <text:p text:style-name="psCode"><text:span text:style-name="tsDiag"> </text:span></text:p>
              <text:p text:style-name="psCode"><text:span text:style-name="tsDiag">sysctl -w net.ipv4.ip_forward=1</text:span></text:p>
              <text:p text:style-name="psCode"><text:span text:style-name="tsDiag"> </text:span></text:p>
              <text:p text:style-name="psCode"><text:span text:style-name="tsDiag">firewall-cmd --permanent --zone=external --add-interface=eth0</text:span></text:p>
              <text:p text:style-name="psCode"><text:span text:style-name="tsDiag">firewall-cmd --permanent --zone=internal --add-interface=eth1</text:span></text:p>
              <text:p text:style-name="psCode"><text:span text:style-name="tsDiag">firewall-cmd --permanent --zone=public --remove-interface=eth0 2&gt;/dev/null || true</text:span></text:p>
              <text:p text:style-name="psCode"><text:span text:style-name="tsDiag">firewall-cmd --permanent --zone=public --remove-interface=eth1 2&gt;/dev/null || true</text:span></text:p>
              <text:p text:style-name="psCode"><text:span text:style-name="tsDiag"> </text:span></text:p>
              <text:p text:style-name="psCode"><text:span text:style-name="tsDiag">firewall-cmd --permanent --new-policy int_to_ext</text:span></text:p>
              <text:p text:style-name="psCode"><text:span text:style-name="tsDiag">firewall-cmd --permanent --policy int_to_ext --add-ingress-zone internal</text:span></text:p>
              <text:p text:style-name="psCode"><text:span text:style-name="tsDiag">firewall-cmd --permanent --policy int_to_ext --add-egress-zone external</text:span></text:p>
              <text:p text:style-name="psCode"><text:span text:style-name="tsDiag">firewall-cmd --permanent --policy int_to_ext --set-target ACCEPT</text:span></text:p>
              <text:p text:style-name="psCode"><text:span text:style-name="tsDiag">firewall-cmd --permanent --policy int_to_ext --add-masquerade</text:span></text:p>
              <text:p text:style-name="psCode"><text:span text:style-name="tsDiag"> </text:span></text:p>
              <text:p text:style-name="psCode"><text:span text:style-name="tsDiag">firewall-cmd --reload</text:span></text:p>
              <text:p text:style-name="psCode"><text:span text:style-name="tsDiag">firewall-cmd --get-active-zones</text:span></text:p>
              <text:p text:style-name="psCode"><text:span text:style-name="tsDiag"> </text:span></text:p>
              <text:p text:style-name="psCode"><text:span text:style-name="tsDiag">podman exec -it node2 bash</text:span></text:p>
              <text:p text:style-name="psCode"><text:span text:style-name="tsDiag"> </text:span></text:p>
              <text:p text:style-name="psCode"><text:span text:style-name="tsDiag">ip route add default via 172.20.2.10</text:span></text:p>
              <text:p text:style-name="psCode"><text:span text:style-name="tsDiag"> </text:span></text:p>
              <text:p text:style-name="psCode"><text:span text:style-name="tsDiag">ip route show</text:span></text:p>
              <text:p text:style-name="psCode"><text:span text:style-name="tsDiag"> </text:span></text:p>
              <text:p text:style-name="psCode"><text:span text:style-name="tsDiag">ping -c 2 172.20.1.1  # Gateway of external network</text:span></text:p>
              <text:p text:style-name="psCode"><text:span text:style-name="tsDiag"> </text:span></text:p>
              <text:p text:style-name="psCode"><text:span text:style-name="tsDiag">python3 -m http.server 80 &amp;</text:span></text:p>
              <text:p text:style-name="psCode"><text:span text:style-name="tsDiag">firewall-cmd --zone=public --add-service=http</text:span></text:p>
            </draw:text-box>
          </draw:frame>
        </presentation:notes>
      </draw:page>
      <draw:page draw:style-name="dpLab" draw:master-page-name="RHELDark">
        <draw:frame draw:style-name="gsFrame" svg:x="1cm" svg:y="0.4cm" svg:width="31.87cm" svg:height="2.6cm">
          <draw:text-box>
            <text:p text:style-name="psTitle"><text:span text:style-name="tsH1Lab">Lab 7 — Gateway Container with Masquerade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permanent --zone=external \</text:span><text:line-break/><text:span text:style-name="tsCodeDyn_11_A8FF60_DejaVuSansMono">  --add-forward-port=port=8080:proto=tcp:toport=80:toaddr=172.20.2.20</text:span><text:line-break/><text:span text:style-name="tsCodeDyn_11_A8FF60_DejaVuSansMono"> </text:span><text:line-break/><text:span text:style-name="tsCodeDyn_11_A8FF60_DejaVuSansMono">firewall-cmd --permanent --zone=external --add-port=8080/tcp</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zone=external --list-forward-ports</text:span><text:line-break/><text:span text:style-name="tsCodeDyn_11_A8FF60_DejaVuSansMono">firewall-cmd --zone=external --list-ports</text:span><text:line-break/><text:span text:style-name="tsCodeDyn_11_A8FF60_DejaVuSansMono"> </text:span><text:line-break/><text:span text:style-name="tsCodeDyn_11_A8FF60_DejaVuSansMono">curl -m 5 http://172.20.1.10:8080/</text:span><text:line-break/><text:span text:style-name="tsCodeDyn_11_A8FF60_DejaVuSansMono"> </text:span><text:line-break/><text:span text:style-name="tsCodeDyn_11_A8FF60_DejaVuSansMono">nft list table ip firewalld</text:span><text:line-break/><text:span text:style-name="tsCodeDyn_11_A8FF60_DejaVuSansMono"> </text:span><text:line-break/><text:span text:style-name="tsCodeDyn_11_A8FF60_DejaVuSansMono">nft list table ip firewalld | grep masquerade</text:span><text:line-break/><text:span text:style-name="tsCodeDyn_11_A8FF60_DejaVuSansMono"> </text:span><text:line-break/><text:span text:style-name="tsCodeDyn_11_A8FF60_DejaVuSansMono">nft list table ip firewalld | grep dnat</text:span><text:line-break/><text:span text:style-name="tsCodeDyn_11_A8FF60_DejaVuSansMono"> </text:span><text:line-break/><text:span text:style-name="tsCodeDyn_11_A8FF60_DejaVuSansMono">firewall-cmd --permanent --delete-policy int_to_ext 2&gt;/dev/null || true</text:span><text:line-break/><text:span text:style-name="tsCodeDyn_11_A8FF60_DejaVuSansMono">firewall-cmd --permanent --zone=external --remove-forward-port=port=8080:proto=tcp:toport=80:toaddr=172.20.2.20</text:span><text:line-break/><text:span text:style-name="tsCodeDyn_11_A8FF60_DejaVuSansMono">firewall-cmd --permanent --zone=external --remove-port=8080/tcp</text:span><text:line-break/><text:span text:style-name="tsCodeDyn_11_A8FF60_DejaVuSansMono">firewall-cmd --reload</text:span><text:line-break/><text:span text:style-name="tsCodeDyn_11_A8FF60_DejaVuSansMono"> </text:span><text:line-break/><text:span text:style-name="tsCodeDyn_11_A8FF60_DejaVuSansMono">podman stop node1 node2</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permanent --zone=external \</text:span></text:p>
              <text:p text:style-name="psCode"><text:span text:style-name="tsDiag">  --add-forward-port=port=8080:proto=tcp:toport=80:toaddr=172.20.2.20</text:span></text:p>
              <text:p text:style-name="psCode"><text:span text:style-name="tsDiag"> </text:span></text:p>
              <text:p text:style-name="psCode"><text:span text:style-name="tsDiag">firewall-cmd --permanent --zone=external --add-port=8080/tcp</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zone=external --list-forward-ports</text:span></text:p>
              <text:p text:style-name="psCode"><text:span text:style-name="tsDiag">firewall-cmd --zone=external --list-ports</text:span></text:p>
              <text:p text:style-name="psCode"><text:span text:style-name="tsDiag"> </text:span></text:p>
              <text:p text:style-name="psCode"><text:span text:style-name="tsDiag">curl -m 5 http://172.20.1.10:8080/</text:span></text:p>
              <text:p text:style-name="psCode"><text:span text:style-name="tsDiag"> </text:span></text:p>
              <text:p text:style-name="psCode"><text:span text:style-name="tsDiag">nft list table ip firewalld</text:span></text:p>
              <text:p text:style-name="psCode"><text:span text:style-name="tsDiag"> </text:span></text:p>
              <text:p text:style-name="psCode"><text:span text:style-name="tsDiag">nft list table ip firewalld | grep masquerade</text:span></text:p>
              <text:p text:style-name="psCode"><text:span text:style-name="tsDiag"> </text:span></text:p>
              <text:p text:style-name="psCode"><text:span text:style-name="tsDiag">nft list table ip firewalld | grep dnat</text:span></text:p>
              <text:p text:style-name="psCode"><text:span text:style-name="tsDiag"> </text:span></text:p>
              <text:p text:style-name="psCode"><text:span text:style-name="tsDiag">firewall-cmd --permanent --delete-policy int_to_ext 2&gt;/dev/null || true</text:span></text:p>
              <text:p text:style-name="psCode"><text:span text:style-name="tsDiag">firewall-cmd --permanent --zone=external --remove-forward-port=port=8080:proto=tcp:toport=80:toaddr=172.20.2.20</text:span></text:p>
              <text:p text:style-name="psCode"><text:span text:style-name="tsDiag">firewall-cmd --permanent --zone=external --remove-port=8080/tcp</text:span></text:p>
              <text:p text:style-name="psCode"><text:span text:style-name="tsDiag">firewall-cmd --reload</text:span></text:p>
              <text:p text:style-name="psCode"><text:span text:style-name="tsDiag"> </text:span></text:p>
              <text:p text:style-name="psCode"><text:span text:style-name="tsDiag">podman stop node1 node2</text:span></text:p>
            </draw:text-box>
          </draw:frame>
        </presentation:notes>
      </draw:page>
      <draw:page draw:style-name="dpLab" draw:master-page-name="RHELDark">
        <draw:frame draw:style-name="gsFrame" svg:x="1cm" svg:y="0.4cm" svg:width="31.87cm" svg:height="2cm">
          <draw:text-box>
            <text:p text:style-name="psTitle"><text:span text:style-name="tsH1Lab">Lab 7 — Gateway Container with Masquerade</text:span></text:p>
          </draw:text-box>
        </draw:frame>
        <draw:frame draw:style-name="gsFrame" svg:x="1cm" svg:y="2.8cm" svg:width="31.87cm" svg:height="15.8cm">
          <table:table table:name="mdtable">
            <table:table-column table:style-name="tcCol_139861548246288_892"/>
            <table:table-column table:style-name="tcCol_139861548246288_2295"/>
            <table:table-row>
              <table:table-cell table:style-name="tcsHeader">
                <text:p text:style-name="psCell"><text:span text:style-name="tsTh">Concept</text:span></text:p>
              </table:table-cell>
              <table:table-cell table:style-name="tcsHeader">
                <text:p text:style-name="psCell"><text:span text:style-name="tsTh">Command</text:span></text:p>
              </table:table-cell>
            </table:table-row>
            <table:table-row>
              <table:table-cell table:style-name="tcsRowA">
                <text:p text:style-name="psCell"><text:span text:style-name="tsTd">Enable masquerade on zone</text:span></text:p>
              </table:table-cell>
              <table:table-cell table:style-name="tcsRowA">
                <text:p text:style-name="psCell"><text:span text:style-name="tsTd">--add-masquerade on external zone</text:span></text:p>
              </table:table-cell>
            </table:table-row>
            <table:table-row>
              <table:table-cell table:style-name="tcsRowB">
                <text:p text:style-name="psCell"><text:span text:style-name="tsTd">Enable masquerade in policy</text:span></text:p>
              </table:table-cell>
              <table:table-cell table:style-name="tcsRowB">
                <text:p text:style-name="psCell"><text:span text:style-name="tsTd">--add-masquerade on policy with ingress/egress zones</text:span></text:p>
              </table:table-cell>
            </table:table-row>
            <table:table-row>
              <table:table-cell table:style-name="tcsRowA">
                <text:p text:style-name="psCell"><text:span text:style-name="tsTd">Forward external port to internal host</text:span></text:p>
              </table:table-cell>
              <table:table-cell table:style-name="tcsRowA">
                <text:p text:style-name="psCell"><text:span text:style-name="tsTd">--add-forward-port=port=N:proto=tcp:toport=M:toaddr=IP</text:span></text:p>
              </table:table-cell>
            </table:table-row>
            <table:table-row>
              <table:table-cell table:style-name="tcsRowB">
                <text:p text:style-name="psCell"><text:span text:style-name="tsTd">Check IP forwarding</text:span></text:p>
              </table:table-cell>
              <table:table-cell table:style-name="tcsRowB">
                <text:p text:style-name="psCell"><text:span text:style-name="tsTd">sysctl net.ipv4.ip_forward</text:span></text:p>
              </table:table-cell>
            </table:table-row>
            <table:table-row>
              <table:table-cell table:style-name="tcsRowA">
                <text:p text:style-name="psCell"><text:span text:style-name="tsTd">View NAT rules in nftables</text:span></text:p>
              </table:table-cell>
              <table:table-cell table:style-name="tcsRowA">
                <text:p text:style-name="psCell"><text:span text:style-name="tsTd">nft list table ip firewalld</text:span></text:p>
              </table:table-cell>
            </table:table-row>
            <table:table-row>
              <table:table-cell table:style-name="tcsRowB">
                <text:p text:style-name="psCell"><text:span text:style-name="tsTd">Strict container port control</text:span></text:p>
              </table:table-cell>
              <table:table-cell table:style-name="tcsRowB">
                <text:p text:style-name="psCell"><text:span text:style-name="tsTd">StrictForwardPorts=yes in firewalld.conf</text:span></text:p>
              </table:table-cell>
            </table:table-row>
          </table:table>
        </draw:frame>
        <presentation:notes>
          <draw:frame draw:style-name="gsFrame" svg:x="2cm" svg:y="14cm" svg:width="29cm" svg:height="10cm" presentation:class="notes">
            <draw:text-box>
              <text:p text:style-name="psCode"><text:span text:style-name="tsDiag">Concept | Command</text:span></text:p>
              <text:p text:style-name="psCode"><text:span text:style-name="tsDiag">------------------------------------------------------------</text:span></text:p>
              <text:p text:style-name="psCode"><text:span text:style-name="tsDiag">Enable masquerade on zone | --add-masquerade on external zone</text:span></text:p>
              <text:p text:style-name="psCode"><text:span text:style-name="tsDiag">Enable masquerade in policy | --add-masquerade on policy with ingress/egress zones</text:span></text:p>
              <text:p text:style-name="psCode"><text:span text:style-name="tsDiag">Forward external port to internal host | --add-forward-port=port=N:proto=tcp:toport=M:toaddr=IP</text:span></text:p>
              <text:p text:style-name="psCode"><text:span text:style-name="tsDiag">Check IP forwarding | sysctl net.ipv4.ip_forward</text:span></text:p>
              <text:p text:style-name="psCode"><text:span text:style-name="tsDiag">View NAT rules in nftables | nft list table ip firewalld</text:span></text:p>
              <text:p text:style-name="psCode"><text:span text:style-name="tsDiag">Strict container port control | StrictForwardPorts=yes in firewalld.conf</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